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ObjectReplacements/Chart2" manifest:media-type="application/x-openoffice-gdimetafile;windows_formatname=&quot;GDIMetaFile&quot;"/>
  <manifest:file-entry manifest:full-path="ObjectReplacements/Chart3" manifest:media-type="application/x-openoffice-gdimetafile;windows_formatname=&quot;GDIMetaFile&quot;"/>
  <manifest:file-entry manifest:full-path="Chart3/content.xml" manifest:media-type="text/xml"/>
  <manifest:file-entry manifest:full-path="Chart3/styles.xml" manifest:media-type="text/xml"/>
  <manifest:file-entry manifest:full-path="Chart3/meta.xml" manifest:media-type="text/xml"/>
  <manifest:file-entry manifest:full-path="Chart3/" manifest:media-type="application/vnd.oasis.opendocument.chart"/>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Chart2/content.xml" manifest:media-type="text/xml"/>
  <manifest:file-entry manifest:full-path="Chart2/styles.xml" manifest:media-type="text/xml"/>
  <manifest:file-entry manifest:full-path="Chart2/meta.xml" manifest:media-type="text/xml"/>
  <manifest:file-entry manifest:full-path="Chart2/" manifest:media-type="application/vnd.oasis.opendocument.chart"/>
  <manifest:file-entry manifest:full-path="content.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28.01mm"/>
    </style:style>
    <style:style style:name="co2" style:family="table-column">
      <style:table-column-properties fo:break-before="auto" style:column-width="16.88mm"/>
    </style:style>
    <style:style style:name="co3" style:family="table-column">
      <style:table-column-properties fo:break-before="auto" style:column-width="14.73mm"/>
    </style:style>
    <style:style style:name="co4" style:family="table-column">
      <style:table-column-properties fo:break-before="auto" style:column-width="15.95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20.09mm"/>
    </style:style>
    <style:style style:name="co14" style:family="table-column">
      <style:table-column-properties fo:break-before="auto" style:column-width="8.27mm"/>
    </style:style>
    <style:style style:name="co15" style:family="table-column">
      <style:table-column-properties fo:break-before="auto" style:column-width="22.56mm"/>
    </style:style>
    <style:style style:name="co16" style:family="table-column">
      <style:table-column-properties fo:break-before="auto" style:column-width="16.74mm"/>
    </style:style>
    <style:style style:name="co17" style:family="table-column">
      <style:table-column-properties fo:break-before="auto" style:column-width="15.8mm"/>
    </style:style>
    <style:style style:name="co18" style:family="table-column">
      <style:table-column-properties fo:break-before="auto" style:column-width="7.97mm"/>
    </style:style>
    <style:style style:name="co19" style:family="table-column">
      <style:table-column-properties fo:break-before="auto" style:column-width="37.45mm"/>
    </style:style>
    <style:style style:name="co20" style:family="table-column">
      <style:table-column-properties fo:break-before="auto" style:column-width="88.41mm"/>
    </style:style>
    <style:style style:name="co21" style:family="table-column">
      <style:table-column-properties fo:break-before="auto" style:column-width="30.37mm"/>
    </style:style>
    <style:style style:name="co22" style:family="table-column">
      <style:table-column-properties fo:break-before="auto" style:column-width="25.47mm"/>
    </style:style>
    <style:style style:name="co23" style:family="table-column">
      <style:table-column-properties fo:break-before="auto" style:column-width="33.14mm"/>
    </style:style>
    <style:style style:name="co24"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4"/>
    <style:style style:name="ce13" style:family="table-cell" style:parent-style-name="Default" style:data-style-name="N3">
      <style:table-cell-properties style:diagonal-bl-tr="none" style:diagonal-tl-br="none" fo:border="none" style:rotation-align="none"/>
    </style:style>
    <style:style style:name="ce14" style:family="table-cell" style:parent-style-name="Default">
      <style:table-cell-properties style:diagonal-bl-tr="none" style:diagonal-tl-br="none" fo:border="none" style:rotation-align="none"/>
    </style:style>
    <style:style style:name="ce15" style:family="table-cell" style:parent-style-name="Default" style:data-style-name="N113">
      <style:table-cell-properties style:diagonal-bl-tr="none" style:diagonal-tl-br="none" fo:border="none" style:rotation-align="none"/>
    </style:style>
    <style:style style:name="ce1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4">
      <style:table-cell-properties style:diagonal-bl-tr="none" style:diagonal-tl-br="none" fo:border="none" style:rotation-align="none"/>
    </style:style>
    <style:style style:name="ce21"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1.76pt solid #000000" style:diagonal-bl-tr="none" style:diagonal-tl-br="none" fo:border-left="none" fo:border-right="none" style:rotation-align="none" fo:border-top="none"/>
    </style:style>
    <style:style style:name="ce27" style:family="table-cell" style:parent-style-name="Default" style:data-style-name="N2">
      <style:table-cell-properties fo:background-color="transparent"/>
      <style:text-properties fo:color="#808080"/>
    </style:style>
    <style:style style:name="ce28" style:family="table-cell" style:parent-style-name="Default">
      <style:table-cell-properties fo:background-color="transparent"/>
      <style:text-properties fo:color="#808080"/>
    </style:style>
    <style:style style:name="ce29" style:family="table-cell" style:parent-style-name="Default">
      <style:table-cell-properties style:diagonal-bl-tr="none" style:diagonal-tl-br="none" fo:background-color="transparent" fo:border="none" style:rotation-align="non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data-style-name="N10">
      <style:table-cell-properties fo:border-bottom="1.76pt solid #000000" style:diagonal-bl-tr="none" style:diagonal-tl-br="none" fo:background-color="transparent" fo:border-left="none" fo:border-right="none"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 style:family="table-cell" style:parent-style-name="Default">
      <style:table-cell-properties fo:border-bottom="none" style:diagonal-bl-tr="none" style:diagonal-tl-br="none" fo:border-left="none" fo:border-right="1.76pt solid #000000" style:rotation-align="none" fo:border-top="1.76pt solid #000000"/>
    </style:style>
    <style:style style:name="ce34" style:family="table-cell" style:parent-style-name="Default">
      <style:table-cell-properties fo:border-bottom="none" style:diagonal-bl-tr="none" style:diagonal-tl-br="none" fo:border-left="none" fo:border-right="1.76pt solid #000000" style:rotation-align="none" fo:border-top="none"/>
    </style:style>
    <style:style style:name="ce35" style:family="table-cell" style:parent-style-name="Default">
      <style:table-cell-properties fo:border-bottom="1.76pt solid #000000" style:diagonal-bl-tr="none" style:diagonal-tl-br="none" fo:border-left="none" fo:border-right="1.76pt solid #000000" style:rotation-align="none" fo:border-top="none"/>
    </style:style>
    <style:style style:name="ce36"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8"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9"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table-cell-properties fo:background-color="#979797" style:text-align-source="fix" style:repeat-content="false"/>
      <style:paragraph-properties fo:text-align="center"/>
      <style:text-properties fo:font-weight="bold"/>
    </style:style>
    <style:style style:name="ce43" style:family="table-cell" style:parent-style-name="Default">
      <style:table-cell-properties fo:background-color="#bcbcbc" style:text-align-source="fix" style:repeat-content="false"/>
      <style:paragraph-properties fo:text-align="center"/>
    </style:style>
    <style:style style:name="ce44" style:family="table-cell" style:parent-style-name="Default" style:data-style-name="N100">
      <style:table-cell-properties fo:background-color="#bcbcbc" style:text-align-source="fix" style:repeat-content="false"/>
      <style:paragraph-properties fo:text-align="center"/>
    </style:style>
    <style:style style:name="ce45" style:family="table-cell" style:parent-style-name="Default" style:data-style-name="N113"/>
    <style:style style:name="ce46" style:family="table-cell" style:parent-style-name="Default" style:data-style-name="N10"/>
    <style:style style:name="ce47" style:family="table-cell" style:parent-style-name="Default" style:data-style-name="N114"/>
    <style:style style:name="ce48" style:family="table-cell" style:parent-style-name="Default">
      <style:table-cell-properties fo:background-color="#eeeeee"/>
      <style:text-properties fo:font-weight="bold" style:font-weight-asian="bold" style:font-weight-complex="bold"/>
    </style:style>
    <style:style style:name="ce49"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50" style:family="table-cell" style:parent-style-name="Default" style:data-style-name="N2"/>
    <style:style style:name="ce51" style:family="table-cell" style:parent-style-name="Default">
      <style:table-cell-properties fo:wrap-option="wrap" fo:border="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style>
    <style:style style:name="ce53" style:family="table-cell" style:parent-style-name="Default">
      <style:table-cell-properties style:vertical-align="middle"/>
    </style:style>
    <style:style style:name="ce54" style:family="table-cell" style:parent-style-name="Default">
      <style:table-cell-properties fo:wrap-option="wrap" fo:border="0.06pt solid #000000" style:vertical-align="middle"/>
    </style:style>
    <style:style style:name="ce55" style:family="table-cell" style:parent-style-name="Default" style:data-style-name="N108">
      <style:table-cell-properties fo:border="0.06pt solid #000000" style:vertical-align="middle"/>
    </style:style>
    <style:style style:name="ce56"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3"/>
          <table:table-cell table:number-columns-repeated="1020"/>
        </table:table-row>
        <table:table-row table:style-name="ro1">
          <table:table-cell table:style-name="ce2" office:value-type="string" calcext:value-type="string">
            <text:p>Время разработки, мес.</text:p>
          </table:table-cell>
          <table:table-cell table:style-name="ce11" table:formula="of:=((SUM(['Project cost'.F2:.F6])/8)/[.B17])*[Sensitivity.B2]" office:value-type="float" office:value="0.761904761904762" calcext:value-type="float">
            <text:p>0,76</text:p>
          </table:table-cell>
          <table:table-cell table:style-name="ce27" table:formula="of:=((SUM(['Project cost'.F2:.F6])/8)/[.B17])*[Sensitivity.B2]" office:value-type="float" office:value="0.761904761904762" calcext:value-type="float">
            <text:p>0,76</text:p>
          </table:table-cell>
          <table:table-cell table:style-name="ce34"/>
          <table:table-cell table:number-columns-repeated="1020"/>
        </table:table-row>
        <table:table-row table:style-name="ro1">
          <table:table-cell table:style-name="ce2" office:value-type="string" calcext:value-type="string">
            <text:p>Стоимость разработки, тыс. руб.</text:p>
          </table:table-cell>
          <table:table-cell table:style-name="ce12" table:formula="of:=[.C3]*[Sensitivity.B2]" office:value-type="float" office:value="119.907598784195" calcext:value-type="float">
            <text:p>119,91</text:p>
          </table:table-cell>
          <table:table-cell table:style-name="ce28" table:formula="of:=(['Project cost'.G13]/1000)" office:value-type="float" office:value="119.907598784195" calcext:value-type="float">
            <text:p>119,9075987842</text:p>
          </table:table-cell>
          <table:table-cell table:style-name="ce34"/>
          <table:table-cell table:number-columns-repeated="1020"/>
        </table:table-row>
        <table:table-row table:style-name="ro1">
          <table:table-cell table:style-name="ce2" office:value-type="string" calcext:value-type="string">
            <text:p>Время обучения, дней</text:p>
          </table:table-cell>
          <table:table-cell table:style-name="ce13" office:value-type="float" office:value="1" calcext:value-type="float">
            <text:p>1</text:p>
          </table:table-cell>
          <table:table-cell table:style-name="ce28"/>
          <table:table-cell table:style-name="ce34"/>
          <table:table-cell table:number-columns-repeated="1020"/>
        </table:table-row>
        <table:table-row table:style-name="ro1">
          <table:table-cell table:style-name="ce2"/>
          <table:table-cell table:style-name="ce14"/>
          <table:table-cell table:style-name="ce29"/>
          <table:table-cell table:style-name="ce34"/>
          <table:table-cell table:number-columns-repeated="1020"/>
        </table:table-row>
        <table:table-row table:style-name="ro1">
          <table:table-cell table:style-name="ce2" office:value-type="string" calcext:value-type="string">
            <text:p>Количество проектов, проект/мес.</text:p>
          </table:table-cell>
          <table:table-cell table:style-name="ce13" table:formula="of:=[.C6]*[Sensitivity.B3]" office:value-type="float" office:value="3" calcext:value-type="float">
            <text:p>3</text:p>
          </table:table-cell>
          <table:table-cell table:style-name="ce28" office:value-type="float" office:value="3" calcext:value-type="float">
            <text:p>3</text:p>
          </table:table-cell>
          <table:table-cell table:style-name="ce34"/>
          <table:table-cell table:number-columns-repeated="1020"/>
        </table:table-row>
        <table:table-row table:style-name="ro1">
          <table:table-cell table:style-name="ce2" office:value-type="string" calcext:value-type="string">
            <text:p>Количество пересчетов, раз/проект</text:p>
          </table:table-cell>
          <table:table-cell table:style-name="ce13" table:formula="of:=[.C7]*[Sensitivity.B4]" office:value-type="float" office:value="8" calcext:value-type="float">
            <text:p>8</text:p>
          </table:table-cell>
          <table:table-cell table:style-name="ce28" office:value-type="float" office:value="8" calcext:value-type="float">
            <text:p>8</text:p>
          </table:table-cell>
          <table:table-cell table:style-name="ce34"/>
          <table:table-cell table:number-columns-repeated="1020"/>
        </table:table-row>
        <table:table-row table:style-name="ro1">
          <table:table-cell table:style-name="ce3" office:value-type="string" calcext:value-type="string">
            <text:p>Время специалиста на один АЧ вручную, час</text:p>
          </table:table-cell>
          <table:table-cell table:style-name="ce15" office:value-type="float" office:value="0.8" calcext:value-type="float">
            <text:p>0,8</text:p>
          </table:table-cell>
          <table:table-cell table:style-name="ce28"/>
          <table:table-cell table:style-name="ce34"/>
          <table:table-cell table:number-columns-repeated="1020"/>
        </table:table-row>
        <table:table-row table:style-name="ro1">
          <table:table-cell table:style-name="ce4" office:value-type="string" calcext:value-type="string">
            <text:p>Время специалиста на АЧ вручную за проект, час/проект</text:p>
          </table:table-cell>
          <table:table-cell table:style-name="ce15" table:formula="of:=[.B8]*[.B7]" office:value-type="float" office:value="6.4" calcext:value-type="float">
            <text:p>6,4</text:p>
          </table:table-cell>
          <table:table-cell table:style-name="ce28"/>
          <table:table-cell table:style-name="ce34"/>
          <table:table-cell table:number-columns-repeated="1020"/>
        </table:table-row>
        <table:table-row table:style-name="ro1">
          <table:table-cell table:style-name="ce3" office:value-type="string" calcext:value-type="string">
            <text:p>Время на подготовку АЧ с инструментом, часов</text:p>
          </table:table-cell>
          <table:table-cell table:style-name="ce16" office:value-type="float" office:value="0.3" calcext:value-type="float">
            <text:p>0,3</text:p>
          </table:table-cell>
          <table:table-cell table:style-name="ce28"/>
          <table:table-cell table:style-name="ce34"/>
          <table:table-cell table:number-columns-repeated="1020"/>
        </table:table-row>
        <table:table-row table:style-name="ro1">
          <table:table-cell table:style-name="ce3" office:value-type="string" calcext:value-type="string">
            <text:p>Время работы модуля АЧ, часов</text:p>
          </table:table-cell>
          <table:table-cell table:style-name="ce17" table:formula="of:=10/3600" office:value-type="float" office:value="0.00277777777777778" calcext:value-type="float">
            <text:p>0,003</text:p>
          </table:table-cell>
          <table:table-cell table:style-name="ce29"/>
          <table:table-cell table:style-name="ce34"/>
          <table:table-cell table:number-columns-repeated="1020"/>
        </table:table-row>
        <table:table-row table:style-name="ro1">
          <table:table-cell table:style-name="ce4" office:value-type="string" calcext:value-type="string">
            <text:p>Время специалиста на АЧ с модулем, час/проект</text:p>
          </table:table-cell>
          <table:table-cell table:style-name="ce18" table:formula="of:=[.B10]+[.B11]*[.B7]" office:value-type="float" office:value="0.322222222222222" calcext:value-type="float">
            <text:p>0,3</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специалиста, тыс. руб./мес.</text:p>
          </table:table-cell>
          <table:table-cell table:style-name="ce13" table:formula="of:=[.C13]*[Sensitivity.B5]" office:value-type="float" office:value="80" calcext:value-type="float">
            <text:p>80</text:p>
          </table:table-cell>
          <table:table-cell table:style-name="ce28" office:value-type="float" office:value="80" calcext:value-type="float">
            <text:p>80</text:p>
          </table:table-cell>
          <table:table-cell table:style-name="ce34"/>
          <table:table-cell table:number-columns-repeated="1020"/>
        </table:table-row>
        <table:table-row table:style-name="ro1">
          <table:table-cell table:style-name="ce2" office:value-type="string" calcext:value-type="string">
            <text:p>Количество специалистов, чел.</text:p>
          </table:table-cell>
          <table:table-cell table:style-name="ce13" office:value-type="float" office:value="2" calcext:value-type="float">
            <text:p>2</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отдела, тыс. руб.</text:p>
          </table:table-cell>
          <table:table-cell table:style-name="ce13" table:formula="of:=[.B13]*[.B14]" office:value-type="float" office:value="160" calcext:value-type="float">
            <text:p>160</text:p>
          </table:table-cell>
          <table:table-cell table:style-name="ce28"/>
          <table:table-cell table:style-name="ce34"/>
          <table:table-cell table:number-columns-repeated="1020"/>
        </table:table-row>
        <table:table-row table:style-name="ro1">
          <table:table-cell table:style-name="ce2"/>
          <table:table-cell table:style-name="ce13"/>
          <table:table-cell table:style-name="ce29"/>
          <table:table-cell table:style-name="ce34"/>
          <table:table-cell table:number-columns-repeated="1020"/>
        </table:table-row>
        <table:table-row table:style-name="ro1">
          <table:table-cell table:style-name="ce2" office:value-type="string" calcext:value-type="string">
            <text:p>Рабочих дней в месяц, дней</text:p>
          </table:table-cell>
          <table:table-cell table:style-name="ce14" office:value-type="float" office:value="21" calcext:value-type="float">
            <text:p>21</text:p>
          </table:table-cell>
          <table:table-cell table:style-name="ce28"/>
          <table:table-cell table:style-name="ce34"/>
          <table:table-cell table:number-columns-repeated="1020"/>
        </table:table-row>
        <table:table-row table:style-name="ro1">
          <table:table-cell table:style-name="ce2" office:value-type="string" calcext:value-type="string">
            <text:p>Рабочих часов в месяц, часов</text:p>
          </table:table-cell>
          <table:table-cell table:style-name="ce14" office:value-type="float" office:value="164.5" calcext:value-type="float">
            <text:p>164,5</text:p>
          </table:table-cell>
          <table:table-cell table:style-name="ce28"/>
          <table:table-cell table:style-name="ce34"/>
          <table:table-cell table:number-columns-repeated="1020"/>
        </table:table-row>
        <table:table-row table:style-name="ro1">
          <table:table-cell table:style-name="ce5" office:value-type="string" calcext:value-type="string">
            <text:p>Ставка дисконтирования, (годовая)</text:p>
          </table:table-cell>
          <table:table-cell table:style-name="ce19" table:formula="of:=[.C19]*[Sensitivity.B6]" office:value-type="percentage" office:value="0.15" calcext:value-type="percentage">
            <text:p>15%</text:p>
          </table:table-cell>
          <table:table-cell table:style-name="ce30" table:formula="of:=0.15" office:value-type="percentage" office:value="0.15" calcext:value-type="percentage">
            <text:p>15%</text:p>
          </table:table-cell>
          <table:table-cell table:style-name="ce35"/>
          <table:table-cell table:number-columns-repeated="1020"/>
        </table:table-row>
        <table:table-row table:style-name="ro2">
          <table:table-cell table:number-columns-repeated="2"/>
          <table:table-cell table:style-name="ce31"/>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3"/>
          <table:table-cell table:number-columns-repeated="1010"/>
        </table:table-row>
        <table:table-row table:style-name="ro3">
          <table:table-cell table:style-name="ce6" office:value-type="string" calcext:value-type="string">
            <text:p>Месяц</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34"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20" table:formula="of:=[.B3]" office:value-type="float" office:value="119.907598784195" calcext:value-type="float">
            <text:p>119,91</text:p>
          </table:table-cell>
          <table:table-cell table:style-name="ce15" table:number-columns-repeated="3"/>
          <table:table-cell table:style-name="ce14" table:number-columns-repeated="8"/>
          <table:table-cell table:style-name="ce34"/>
          <table:table-cell table:number-columns-repeated="1010"/>
        </table:table-row>
        <table:table-row table:style-name="ro3">
          <table:table-cell table:style-name="ce6" office:value-type="string" calcext:value-type="string">
            <text:p>Затраты на обучение</text:p>
          </table:table-cell>
          <table:table-cell table:style-name="ce15"/>
          <table:table-cell table:style-name="ce15" table:formula="of:=[.B15]/[.B17]*[.B4]" office:value-type="float" office:value="7.61904761904762" calcext:value-type="float">
            <text:p>7,6</text:p>
          </table:table-cell>
          <table:table-cell table:style-name="ce15" table:number-columns-repeated="2"/>
          <table:table-cell table:style-name="ce14" table:number-columns-repeated="8"/>
          <table:table-cell table:style-name="ce34"/>
          <table:table-cell table:number-columns-repeated="1010"/>
        </table:table-row>
        <table:table-row table:style-name="ro3">
          <table:table-cell table:style-name="ce6" office:value-type="string" calcext:value-type="string">
            <text:p>Доходы (экономия)</text:p>
          </table:table-cell>
          <table:table-cell table:style-name="ce15"/>
          <table:table-cell table:style-name="ce15" table:formula="of:=[.C26]-[.C27]" office:value-type="float" office:value="17.7345491388045" calcext:value-type="float">
            <text:p>17,7</text:p>
          </table:table-cell>
          <table:table-cell table:style-name="ce15" table:formula="of:=[.D26]-[.D27]" office:value-type="float" office:value="17.7345491388045" calcext:value-type="float">
            <text:p>17,7</text:p>
          </table:table-cell>
          <table:table-cell table:style-name="ce15" table:formula="of:=[.E26]-[.E27]" office:value-type="float" office:value="17.7345491388045" calcext:value-type="float">
            <text:p>17,7</text:p>
          </table:table-cell>
          <table:table-cell table:style-name="ce15" table:formula="of:=[.F26]-[.F27]" office:value-type="float" office:value="17.7345491388045" calcext:value-type="float">
            <text:p>17,7</text:p>
          </table:table-cell>
          <table:table-cell table:style-name="ce15" table:formula="of:=[.G26]-[.G27]" office:value-type="float" office:value="17.7345491388045" calcext:value-type="float">
            <text:p>17,7</text:p>
          </table:table-cell>
          <table:table-cell table:style-name="ce15" table:formula="of:=[.H26]-[.H27]" office:value-type="float" office:value="17.7345491388045" calcext:value-type="float">
            <text:p>17,7</text:p>
          </table:table-cell>
          <table:table-cell table:style-name="ce15" table:formula="of:=[.I26]-[.I27]" office:value-type="float" office:value="17.7345491388045" calcext:value-type="float">
            <text:p>17,7</text:p>
          </table:table-cell>
          <table:table-cell table:style-name="ce15" table:formula="of:=[.J26]-[.J27]" office:value-type="float" office:value="17.7345491388045" calcext:value-type="float">
            <text:p>17,7</text:p>
          </table:table-cell>
          <table:table-cell table:style-name="ce15" table:formula="of:=[.K26]-[.K27]" office:value-type="float" office:value="17.7345491388045" calcext:value-type="float">
            <text:p>17,7</text:p>
          </table:table-cell>
          <table:table-cell table:style-name="ce15" table:formula="of:=[.L26]-[.L27]" office:value-type="float" office:value="17.7345491388045" calcext:value-type="float">
            <text:p>17,7</text:p>
          </table:table-cell>
          <table:table-cell table:style-name="ce15" table:formula="of:=[.M26]-[.M27]" office:value-type="float" office:value="17.7345491388045" calcext:value-type="float">
            <text:p>17,7</text:p>
          </table:table-cell>
          <table:table-cell table:style-name="ce37"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1"/>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21" table:formula="of:=[.$B$9]*[.$B$6]*[.$B$15]/[.$B$18]" office:value-type="float" office:value="18.6747720364742" calcext:value-type="float">
            <text:p>18,7</text:p>
          </table:table-cell>
          <table:table-cell table:style-name="ce38" table:formula="of:=[.$B$9]*[.$B$6]*[.$B$15]/[.$B$18]" office:value-type="float" office:value="18.6747720364742" calcext:value-type="float">
            <text:p>18,7</text:p>
          </table:table-cell>
          <table:table-cell table:style-name="ce40" table:number-columns-repeated="1010"/>
        </table:table-row>
        <table:table-row table:style-name="ro1">
          <table:table-cell table:style-name="ce7" office:value-type="string" calcext:value-type="string">
            <text:p>Затраты при работе с инструментом</text:p>
          </table:table-cell>
          <table:table-cell table:style-name="ce21"/>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21" table:formula="of:=[.$B$12]*[.$B$6]*[.$B$15]/[.$B$18]" office:value-type="float" office:value="0.940222897669706" calcext:value-type="float">
            <text:p>0,9</text:p>
          </table:table-cell>
          <table:table-cell table:style-name="ce38" table:formula="of:=[.$B$12]*[.$B$6]*[.$B$15]/[.$B$18]" office:value-type="float" office:value="0.940222897669706" calcext:value-type="float">
            <text:p>0,9</text:p>
          </table:table-cell>
          <table:table-cell table:style-name="ce40" table:number-columns-repeated="1010"/>
        </table:table-row>
        <table:table-row table:style-name="ro3">
          <table:table-cell table:style-name="ce6" office:value-type="string" calcext:value-type="string">
            <text:p>Денежный поток (ДП)</text:p>
          </table:table-cell>
          <table:table-cell table:style-name="ce15" table:formula="of:=-[.B23]-[.B24]+[.B25]" office:value-type="float" office:value="-119.907598784195" calcext:value-type="float">
            <text:p>-119,9</text:p>
          </table:table-cell>
          <table:table-cell table:style-name="ce15" table:formula="of:=-[.C23]-[.C24]+[.C25]" office:value-type="float" office:value="10.1155015197568" calcext:value-type="float">
            <text:p>10,1</text:p>
          </table:table-cell>
          <table:table-cell table:style-name="ce15" table:formula="of:=-[.D23]-[.D24]+[.D25]" office:value-type="float" office:value="17.7345491388045" calcext:value-type="float">
            <text:p>17,7</text:p>
          </table:table-cell>
          <table:table-cell table:style-name="ce15" table:formula="of:=-[.E23]-[.E24]+[.E25]" office:value-type="float" office:value="17.7345491388045" calcext:value-type="float">
            <text:p>17,7</text:p>
          </table:table-cell>
          <table:table-cell table:style-name="ce15" table:formula="of:=-[.F23]-[.F24]+[.F25]" office:value-type="float" office:value="17.7345491388045" calcext:value-type="float">
            <text:p>17,7</text:p>
          </table:table-cell>
          <table:table-cell table:style-name="ce15" table:formula="of:=-[.G23]-[.G24]+[.G25]" office:value-type="float" office:value="17.7345491388045" calcext:value-type="float">
            <text:p>17,7</text:p>
          </table:table-cell>
          <table:table-cell table:style-name="ce15" table:formula="of:=-[.H23]-[.H24]+[.H25]" office:value-type="float" office:value="17.7345491388045" calcext:value-type="float">
            <text:p>17,7</text:p>
          </table:table-cell>
          <table:table-cell table:style-name="ce15" table:formula="of:=-[.I23]-[.I24]+[.I25]" office:value-type="float" office:value="17.7345491388045" calcext:value-type="float">
            <text:p>17,7</text:p>
          </table:table-cell>
          <table:table-cell table:style-name="ce15" table:formula="of:=-[.J23]-[.J24]+[.J25]" office:value-type="float" office:value="17.7345491388045" calcext:value-type="float">
            <text:p>17,7</text:p>
          </table:table-cell>
          <table:table-cell table:style-name="ce15" table:formula="of:=-[.K23]-[.K24]+[.K25]" office:value-type="float" office:value="17.7345491388045" calcext:value-type="float">
            <text:p>17,7</text:p>
          </table:table-cell>
          <table:table-cell table:style-name="ce15" table:formula="of:=-[.L23]-[.L24]+[.L25]" office:value-type="float" office:value="17.7345491388045" calcext:value-type="float">
            <text:p>17,7</text:p>
          </table:table-cell>
          <table:table-cell table:style-name="ce15" table:formula="of:=-[.M23]-[.M24]+[.M25]" office:value-type="float" office:value="17.7345491388045" calcext:value-type="float">
            <text:p>17,7</text:p>
          </table:table-cell>
          <table:table-cell table:style-name="ce37"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5" table:formula="of:=[.B28]/(1+[.$B$19]/12)^[.B22]" office:value-type="float" office:value="-119.907598784195" calcext:value-type="float">
            <text:p>-119,9</text:p>
          </table:table-cell>
          <table:table-cell table:style-name="ce15" table:formula="of:=[.C28]/(1+[.$B$19]/12)^[.C22]" office:value-type="float" office:value="9.99061878494503" calcext:value-type="float">
            <text:p>10,0</text:p>
          </table:table-cell>
          <table:table-cell table:style-name="ce15" table:formula="of:=[.D28]/(1+[.$B$19]/12)^[.D22]" office:value-type="float" office:value="17.2993620619339" calcext:value-type="float">
            <text:p>17,3</text:p>
          </table:table-cell>
          <table:table-cell table:style-name="ce15" table:formula="of:=[.E28]/(1+[.$B$19]/12)^[.E22]" office:value-type="float" office:value="17.085789690799" calcext:value-type="float">
            <text:p>17,1</text:p>
          </table:table-cell>
          <table:table-cell table:style-name="ce15" table:formula="of:=[.F28]/(1+[.$B$19]/12)^[.F22]" office:value-type="float" office:value="16.8748540156039" calcext:value-type="float">
            <text:p>16,9</text:p>
          </table:table-cell>
          <table:table-cell table:style-name="ce15" table:formula="of:=[.G28]/(1+[.$B$19]/12)^[.G22]" office:value-type="float" office:value="16.6665224845471" calcext:value-type="float">
            <text:p>16,7</text:p>
          </table:table-cell>
          <table:table-cell table:style-name="ce15" table:formula="of:=[.H28]/(1+[.$B$19]/12)^[.H22]" office:value-type="float" office:value="16.4607629477008" calcext:value-type="float">
            <text:p>16,5</text:p>
          </table:table-cell>
          <table:table-cell table:style-name="ce15" table:formula="of:=[.I28]/(1+[.$B$19]/12)^[.I22]" office:value-type="float" office:value="16.2575436520502" calcext:value-type="float">
            <text:p>16,3</text:p>
          </table:table-cell>
          <table:table-cell table:style-name="ce15" table:formula="of:=[.J28]/(1+[.$B$19]/12)^[.J22]" office:value-type="float" office:value="16.0568332365928" calcext:value-type="float">
            <text:p>16,1</text:p>
          </table:table-cell>
          <table:table-cell table:style-name="ce15" table:formula="of:=[.K28]/(1+[.$B$19]/12)^[.K22]" office:value-type="float" office:value="15.858600727499" calcext:value-type="float">
            <text:p>15,9</text:p>
          </table:table-cell>
          <table:table-cell table:style-name="ce15" table:formula="of:=[.L28]/(1+[.$B$19]/12)^[.L22]" office:value-type="float" office:value="15.6628155333324" calcext:value-type="float">
            <text:p>15,7</text:p>
          </table:table-cell>
          <table:table-cell table:style-name="ce15" table:formula="of:=[.M28]/(1+[.$B$19]/12)^[.M22]" office:value-type="float" office:value="15.4694474403283" calcext:value-type="float">
            <text:p>15,5</text:p>
          </table:table-cell>
          <table:table-cell table:style-name="ce37" table:formula="of:=[.N28]/(1+[.$B$19]/12)^[.N22]" office:value-type="float" office:value="15.2784666077316" calcext:value-type="float">
            <text:p>15,3</text:p>
          </table:table-cell>
          <table:table-cell/>
          <table:table-cell table:style-name="ce41"/>
          <table:table-cell table:number-columns-repeated="1008"/>
        </table:table-row>
        <table:table-row table:style-name="ro2">
          <table:table-cell table:style-name="ce6" office:value-type="string" calcext:value-type="string">
            <text:p>Накопленный ДДП</text:p>
          </table:table-cell>
          <table:table-cell table:style-name="ce15" table:formula="of:=SUM([.$B$29:.B29])" office:value-type="float" office:value="-119.907598784195" calcext:value-type="float">
            <text:p>-119,9</text:p>
          </table:table-cell>
          <table:table-cell table:style-name="ce15" table:formula="of:=SUM([.$B$29:.C29])" office:value-type="float" office:value="-109.91697999925" calcext:value-type="float">
            <text:p>-109,9</text:p>
          </table:table-cell>
          <table:table-cell table:style-name="ce15" table:formula="of:=SUM([.$B$29:.D29])" office:value-type="float" office:value="-92.6176179373156" calcext:value-type="float">
            <text:p>-92,6</text:p>
          </table:table-cell>
          <table:table-cell table:style-name="ce15" table:formula="of:=SUM([.$B$29:.E29])" office:value-type="float" office:value="-75.5318282465166" calcext:value-type="float">
            <text:p>-75,5</text:p>
          </table:table-cell>
          <table:table-cell table:style-name="ce15" table:formula="of:=SUM([.$B$29:.F29])" office:value-type="float" office:value="-58.6569742309127" calcext:value-type="float">
            <text:p>-58,7</text:p>
          </table:table-cell>
          <table:table-cell table:style-name="ce15" table:formula="of:=SUM([.$B$29:.G29])" office:value-type="float" office:value="-41.9904517463657" calcext:value-type="float">
            <text:p>-42,0</text:p>
          </table:table-cell>
          <table:table-cell table:style-name="ce15" table:formula="of:=SUM([.$B$29:.H29])" office:value-type="float" office:value="-25.5296887986649" calcext:value-type="float">
            <text:p>-25,5</text:p>
          </table:table-cell>
          <table:table-cell table:style-name="ce15" table:formula="of:=SUM([.$B$29:.I29])" office:value-type="float" office:value="-9.27214514661469" calcext:value-type="float">
            <text:p>-9,3</text:p>
          </table:table-cell>
          <table:table-cell table:style-name="ce15" table:formula="of:=SUM([.$B$29:.J29])" office:value-type="float" office:value="6.78468808997808" calcext:value-type="float">
            <text:p>6,8</text:p>
          </table:table-cell>
          <table:table-cell table:style-name="ce15" table:formula="of:=SUM([.$B$29:.K29])" office:value-type="float" office:value="22.6432888174771" calcext:value-type="float">
            <text:p>22,6</text:p>
          </table:table-cell>
          <table:table-cell table:style-name="ce15" table:formula="of:=SUM([.$B$29:.L29])" office:value-type="float" office:value="38.3061043508095" calcext:value-type="float">
            <text:p>38,3</text:p>
          </table:table-cell>
          <table:table-cell table:style-name="ce15" table:formula="of:=SUM([.$B$29:.M29])" office:value-type="float" office:value="53.7755517911378" calcext:value-type="float">
            <text:p>53,8</text:p>
          </table:table-cell>
          <table:table-cell table:style-name="ce37"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2" table:formula="of:=[.N30]" office:value-type="float" office:value="69.0540183988694" calcext:value-type="float">
            <text:p>69,1</text:p>
          </table:table-cell>
          <table:table-cell table:style-name="ce15" table:number-columns-repeated="3"/>
          <table:table-cell table:style-name="ce14" table:number-columns-repeated="8"/>
          <table:table-cell table:style-name="ce34"/>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3" table:formula="of:=IRR([.B28:.N28])*12" office:value-type="percentage" office:value="1.08179508050098" calcext:value-type="percentage">
            <text:p>108%</text:p>
          </table:table-cell>
          <table:table-cell table:style-name="ce14" table:number-columns-repeated="11"/>
          <table:table-cell table:style-name="ce34"/>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4" table:formula="of:=COUNTIF([.C30:.N30];&quot;&lt;0&quot;)+INDEX([.C35:.N35];;COUNTIF([.C30:.N30];&quot;&lt;0&quot;)+1)" office:value-type="float" office:value="7.57745789658473" calcext:value-type="float">
            <text:p>7,6</text:p>
          </table:table-cell>
          <table:table-cell table:style-name="ce14" table:number-columns-repeated="11"/>
          <table:table-cell table:style-name="ce34"/>
          <table:table-cell table:number-columns-repeated="1010"/>
        </table:table-row>
        <table:table-row table:style-name="ro1">
          <table:table-cell table:style-name="ce8" office:value-type="string" calcext:value-type="string">
            <text:p>Рентабельность инвестицый</text:p>
          </table:table-cell>
          <table:table-cell table:style-name="ce25" table:formula="of:=SUM([.C29:.N29])/([.B23]*1)" office:value-type="percentage" office:value="1.57589359722857" calcext:value-type="percentage">
            <text:p>158%</text:p>
          </table:table-cell>
          <table:table-cell table:style-name="ce14" table:number-columns-repeated="11"/>
          <table:table-cell table:style-name="ce34"/>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6"/>
          <table:table-cell table:style-name="ce32" table:formula="of:=IF([.C30]&lt;0;&quot;&quot;;ABS([.B30])/[.C29])">
            <text:p/>
          </table:table-cell>
          <table:table-cell table:style-name="ce32" table:formula="of:=IF([.D30]&lt;0;&quot;&quot;;ABS([.C30])/[.D29])">
            <text:p/>
          </table:table-cell>
          <table:table-cell table:style-name="ce36" table:formula="of:=IF([.E30]&lt;0;&quot;&quot;;ABS([.D30])/[.E29])">
            <text:p/>
          </table:table-cell>
          <table:table-cell table:style-name="ce36" table:formula="of:=IF([.F30]&lt;0;&quot;&quot;;ABS([.E30])/[.F29])">
            <text:p/>
          </table:table-cell>
          <table:table-cell table:style-name="ce36" table:formula="of:=IF([.G30]&lt;0;&quot;&quot;;ABS([.F30])/[.G29])">
            <text:p/>
          </table:table-cell>
          <table:table-cell table:style-name="ce36" table:formula="of:=IF([.H30]&lt;0;&quot;&quot;;ABS([.G30])/[.H29])">
            <text:p/>
          </table:table-cell>
          <table:table-cell table:style-name="ce36" table:formula="of:=IF([.I30]&lt;0;&quot;&quot;;ABS([.H30])/[.I29])">
            <text:p/>
          </table:table-cell>
          <table:table-cell table:style-name="ce36" table:formula="of:=IF([.J30]&lt;0;&quot;&quot;;ABS([.I30])/[.J29])" office:value-type="float" office:value="0.577457896584733" calcext:value-type="float">
            <text:p>0,58</text:p>
          </table:table-cell>
          <table:table-cell table:style-name="ce36" table:formula="of:=IF([.K30]&lt;0;&quot;&quot;;ABS([.J30])/[.K29])" office:value-type="float" office:value="0.427823879707958" calcext:value-type="float">
            <text:p>0,43</text:p>
          </table:table-cell>
          <table:table-cell table:style-name="ce36" table:formula="of:=IF([.L30]&lt;0;&quot;&quot;;ABS([.K30])/[.L29])" office:value-type="float" office:value="1.44567167820431" calcext:value-type="float">
            <text:p>1,45</text:p>
          </table:table-cell>
          <table:table-cell table:style-name="ce36" table:formula="of:=IF([.M30]&lt;0;&quot;&quot;;ABS([.L30])/[.M29])" office:value-type="float" office:value="2.47624257418186" calcext:value-type="float">
            <text:p>2,48</text:p>
          </table:table-cell>
          <table:table-cell table:style-name="ce39"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NPV" table:style-name="ta2">
        <office:forms form:automatic-focus="false" form:apply-design-mode="false"/>
        <table:shapes>
          <draw:frame draw:z-index="0" draw:style-name="gr1" draw:text-style-name="P1" svg:width="199.99mm" svg:height="89.99mm" svg:x="10mm" svg:y="40mm">
            <loext:p draw:notify-on-update-of-ranges="NPV.A2:NPV.A2 NPV.B2:NPV.L2 NPV.A3:NPV.A3 NPV.B3:NPV.L3 NPV.A4:NPV.A4 NPV.B4:NPV.L4 NPV.A5:NPV.A5 NPV.B5:NPV.L5 NPV.A6:NPV.A6 NPV.B6:NPV.L6 NPV.A7:NPV.A7 NPV.B7:NPV.L7"/>
            <draw:object xlink:href="./Chart1" xlink:type="simple" xlink:show="embed" xlink:actuate="onLoad"/>
            <draw:image xlink:href="./ObjectReplacements/Chart1" xlink:type="simple" xlink:show="embed" xlink:actuate="onLoad"/>
          </draw:frame>
        </table:shapes>
        <table:table-column table:style-name="co9" table:default-cell-style-name="Default"/>
        <table:table-column table:style-name="co9" table:number-columns-repeated="11" table:default-cell-style-name="ce45"/>
        <table:table-row table:style-name="ro1">
          <table:table-cell table:style-name="ce42" office:value-type="string" calcext:value-type="string" table:number-columns-spanned="12" table:number-rows-spanned="1">
            <text:p>NPV</text:p>
          </table:table-cell>
          <table:covered-table-cell table:number-columns-repeated="11" table:style-name="ce42"/>
        </table:table-row>
        <table:table-row table:style-name="ro1">
          <table:table-cell table:style-name="ce43"/>
          <table:table-cell table:style-name="ce44" office:value-type="string" calcext:value-type="string">
            <text:p>-50%</text:p>
          </table:table-cell>
          <table:table-cell table:style-name="ce44" office:value-type="string" calcext:value-type="string">
            <text:p>-40%</text:p>
          </table:table-cell>
          <table:table-cell table:style-name="ce44" office:value-type="string" calcext:value-type="string">
            <text:p>-30%</text:p>
          </table:table-cell>
          <table:table-cell table:style-name="ce44" office:value-type="string" calcext:value-type="string">
            <text:p>-20%</text:p>
          </table:table-cell>
          <table:table-cell table:style-name="ce44" office:value-type="string" calcext:value-type="string">
            <text:p>-10%</text:p>
          </table:table-cell>
          <table:table-cell table:style-name="ce44" office:value-type="string" calcext:value-type="string">
            <text:p>0%</text:p>
          </table:table-cell>
          <table:table-cell table:style-name="ce44" office:value-type="string" calcext:value-type="string">
            <text:p>10%</text:p>
          </table:table-cell>
          <table:table-cell table:style-name="ce44" office:value-type="string" calcext:value-type="string">
            <text:p>20%</text:p>
          </table:table-cell>
          <table:table-cell table:style-name="ce44" office:value-type="string" calcext:value-type="string">
            <text:p>30%</text:p>
          </table:table-cell>
          <table:table-cell table:style-name="ce44" office:value-type="string" calcext:value-type="string">
            <text:p>40%</text:p>
          </table:table-cell>
          <table:table-cell table:style-name="ce44" office:value-type="string" calcext:value-type="string">
            <text:p>50%</text:p>
          </table:table-cell>
        </table:table-row>
        <table:table-row table:style-name="ro1">
          <table:table-cell office:value-type="string" calcext:value-type="string">
            <text:p>Стоимость разработки</text:p>
          </table:table-cell>
          <table:table-cell office:value-type="float" office:value="129.007817790967" calcext:value-type="float">
            <text:p>129,0</text:p>
          </table:table-cell>
          <table:table-cell office:value-type="float" office:value="117.017057912547" calcext:value-type="float">
            <text:p>117,0</text:p>
          </table:table-cell>
          <table:table-cell office:value-type="float" office:value="105.026298034128" calcext:value-type="float">
            <text:p>105,0</text:p>
          </table:table-cell>
          <table:table-cell office:value-type="float" office:value="93.0355381557083" calcext:value-type="float">
            <text:p>93,0</text:p>
          </table:table-cell>
          <table:table-cell office:value-type="float" office:value="81.0447782772889" calcext:value-type="float">
            <text:p>81,0</text:p>
          </table:table-cell>
          <table:table-cell table:formula="of:=[$'Cash flow'.$B$31]" office:value-type="float" office:value="69.0540183988694" calcext:value-type="float">
            <text:p>69,1</text:p>
          </table:table-cell>
          <table:table-cell office:value-type="float" office:value="57.06325852045" calcext:value-type="float">
            <text:p>57,1</text:p>
          </table:table-cell>
          <table:table-cell office:value-type="float" office:value="45.0724986420305" calcext:value-type="float">
            <text:p>45,1</text:p>
          </table:table-cell>
          <table:table-cell office:value-type="float" office:value="33.0817387636111" calcext:value-type="float">
            <text:p>33,1</text:p>
          </table:table-cell>
          <table:table-cell office:value-type="float" office:value="21.0909788851916" calcext:value-type="float">
            <text:p>21,1</text:p>
          </table:table-cell>
          <table:table-cell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office:value-type="float" office:value="-29.1892828440441" calcext:value-type="float">
            <text:p>-29,2</text:p>
          </table:table-cell>
          <table:table-cell office:value-type="float" office:value="-9.54062259546144" calcext:value-type="float">
            <text:p>-9,5</text:p>
          </table:table-cell>
          <table:table-cell office:value-type="float" office:value="10.1080376531212" calcext:value-type="float">
            <text:p>10,1</text:p>
          </table:table-cell>
          <table:table-cell office:value-type="float" office:value="29.7566979017039" calcext:value-type="float">
            <text:p>29,8</text:p>
          </table:table-cell>
          <table:table-cell office:value-type="float" office:value="49.4053581502867" calcext:value-type="float">
            <text:p>49,4</text:p>
          </table:table-cell>
          <table:table-cell table:formula="of:=[$'Cash flow'.$B$31]" office:value-type="float" office:value="69.0540183988694" calcext:value-type="float">
            <text:p>69,1</text:p>
          </table:table-cell>
          <table:table-cell office:value-type="float" office:value="88.702678647452" calcext:value-type="float">
            <text:p>88,7</text:p>
          </table:table-cell>
          <table:table-cell office:value-type="float" office:value="108.351338896035" calcext:value-type="float">
            <text:p>108,4</text:p>
          </table:table-cell>
          <table:table-cell office:value-type="float" office:value="127.999999144618" calcext:value-type="float">
            <text:p>128,0</text:p>
          </table:table-cell>
          <table:table-cell office:value-type="float" office:value="147.6486593932" calcext:value-type="float">
            <text:p>147,6</text:p>
          </table:table-cell>
          <table:table-cell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office:value-type="float" office:value="-34.0385865617017" calcext:value-type="float">
            <text:p>-34,0</text:p>
          </table:table-cell>
          <table:table-cell office:value-type="float" office:value="-13.4200655695875" calcext:value-type="float">
            <text:p>-13,4</text:p>
          </table:table-cell>
          <table:table-cell office:value-type="float" office:value="7.19845542252673" calcext:value-type="float">
            <text:p>7,2</text:p>
          </table:table-cell>
          <table:table-cell office:value-type="float" office:value="27.8169764146409" calcext:value-type="float">
            <text:p>27,8</text:p>
          </table:table-cell>
          <table:table-cell office:value-type="float" office:value="48.4354974067551" calcext:value-type="float">
            <text:p>48,4</text:p>
          </table:table-cell>
          <table:table-cell table:formula="of:=[$'Cash flow'.$B$31]" office:value-type="float" office:value="69.0540183988694" calcext:value-type="float">
            <text:p>69,1</text:p>
          </table:table-cell>
          <table:table-cell office:value-type="float" office:value="89.6725393909836" calcext:value-type="float">
            <text:p>89,7</text:p>
          </table:table-cell>
          <table:table-cell office:value-type="float" office:value="110.291060383098" calcext:value-type="float">
            <text:p>110,3</text:p>
          </table:table-cell>
          <table:table-cell office:value-type="float" office:value="130.909581375212" calcext:value-type="float">
            <text:p>130,9</text:p>
          </table:table-cell>
          <table:table-cell office:value-type="float" office:value="151.528102367326" calcext:value-type="float">
            <text:p>151,5</text:p>
          </table:table-cell>
          <table:table-cell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office:value-type="float" office:value="-25.4267901926626" calcext:value-type="float">
            <text:p>-25,4</text:p>
          </table:table-cell>
          <table:table-cell office:value-type="float" office:value="-6.53062847435622" calcext:value-type="float">
            <text:p>-6,5</text:p>
          </table:table-cell>
          <table:table-cell office:value-type="float" office:value="12.3655332439502" calcext:value-type="float">
            <text:p>12,4</text:p>
          </table:table-cell>
          <table:table-cell office:value-type="float" office:value="31.2616949622566" calcext:value-type="float">
            <text:p>31,3</text:p>
          </table:table-cell>
          <table:table-cell office:value-type="float" office:value="50.1578566805629" calcext:value-type="float">
            <text:p>50,2</text:p>
          </table:table-cell>
          <table:table-cell table:formula="of:=[$'Cash flow'.$B$31]" office:value-type="float" office:value="69.0540183988694" calcext:value-type="float">
            <text:p>69,1</text:p>
          </table:table-cell>
          <table:table-cell office:value-type="float" office:value="87.9501801171758" calcext:value-type="float">
            <text:p>88,0</text:p>
          </table:table-cell>
          <table:table-cell office:value-type="float" office:value="106.846341835482" calcext:value-type="float">
            <text:p>106,8</text:p>
          </table:table-cell>
          <table:table-cell office:value-type="float" office:value="125.742503553789" calcext:value-type="float">
            <text:p>125,7</text:p>
          </table:table-cell>
          <table:table-cell office:value-type="float" office:value="144.638665272095" calcext:value-type="float">
            <text:p>144,6</text:p>
          </table:table-cell>
          <table:table-cell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office:value-type="float" office:value="76.9360430232694" calcext:value-type="float">
            <text:p>76,9</text:p>
          </table:table-cell>
          <table:table-cell office:value-type="float" office:value="75.3230917723294" calcext:value-type="float">
            <text:p>75,3</text:p>
          </table:table-cell>
          <table:table-cell office:value-type="float" office:value="73.7286674174251" calcext:value-type="float">
            <text:p>73,7</text:p>
          </table:table-cell>
          <table:table-cell office:value-type="float" office:value="72.1525142263623" calcext:value-type="float">
            <text:p>72,2</text:p>
          </table:table-cell>
          <table:table-cell office:value-type="float" office:value="70.5943804792462" calcext:value-type="float">
            <text:p>70,6</text:p>
          </table:table-cell>
          <table:table-cell table:formula="of:=[$'Cash flow'.$B$31]" office:value-type="float" office:value="69.0540183988694" calcext:value-type="float">
            <text:p>69,1</text:p>
          </table:table-cell>
          <table:table-cell office:value-type="float" office:value="67.5311840824139" calcext:value-type="float">
            <text:p>67,5</text:p>
          </table:table-cell>
          <table:table-cell office:value-type="float" office:value="66.0256374344409" calcext:value-type="float">
            <text:p>66,0</text:p>
          </table:table-cell>
          <table:table-cell office:value-type="float" office:value="64.5371421011409" calcext:value-type="float">
            <text:p>64,5</text:p>
          </table:table-cell>
          <table:table-cell office:value-type="float" office:value="63.065465405822" calcext:value-type="float">
            <text:p>63,1</text:p>
          </table:table-cell>
          <table:table-cell office:value-type="float" office:value="61.6103782856049" calcext:value-type="float">
            <text:p>61,6</text:p>
          </table:table-cell>
        </table:table-row>
      </table:table>
      <table:table table:name="IRR" table:style-name="ta2">
        <office:forms form:automatic-focus="false" form:apply-design-mode="false"/>
        <table:shapes>
          <draw:frame draw:z-index="0" draw:style-name="gr1" draw:text-style-name="P1" svg:width="199.99mm" svg:height="89.99mm" svg:x="10mm" svg:y="40mm">
            <loext:p draw:notify-on-update-of-ranges="IRR.A2:IRR.A2 IRR.B2:IRR.L2 IRR.A3:IRR.A3 IRR.B3:IRR.L3 IRR.A4:IRR.A4 IRR.B4:IRR.L4 IRR.A5:IRR.A5 IRR.B5:IRR.L5 IRR.A6:IRR.A6 IRR.B6:IRR.L6 IRR.A7:IRR.A7 IRR.B7:IRR.L7"/>
            <draw:object xlink:href="./Chart2" xlink:type="simple" xlink:show="embed" xlink:actuate="onLoad"/>
            <draw:image xlink:href="./ObjectReplacements/Chart2" xlink:type="simple" xlink:show="embed" xlink:actuate="onLoad"/>
          </draw:frame>
        </table:shapes>
        <table:table-column table:style-name="co9" table:default-cell-style-name="Default"/>
        <table:table-column table:style-name="co9" table:number-columns-repeated="11" table:default-cell-style-name="ce46"/>
        <table:table-row table:style-name="ro1">
          <table:table-cell table:style-name="ce42" office:value-type="string" calcext:value-type="string" table:number-columns-spanned="12" table:number-rows-spanned="1">
            <text:p>IRR</text:p>
          </table:table-cell>
          <table:covered-table-cell table:number-columns-repeated="11" table:style-name="ce42"/>
        </table:table-row>
        <table:table-row table:style-name="ro1">
          <table:table-cell table:style-name="ce43"/>
          <table:table-cell table:style-name="ce44" office:value-type="string" calcext:value-type="string">
            <text:p>-50%</text:p>
          </table:table-cell>
          <table:table-cell table:style-name="ce44" office:value-type="string" calcext:value-type="string">
            <text:p>-40%</text:p>
          </table:table-cell>
          <table:table-cell table:style-name="ce44" office:value-type="string" calcext:value-type="string">
            <text:p>-30%</text:p>
          </table:table-cell>
          <table:table-cell table:style-name="ce44" office:value-type="string" calcext:value-type="string">
            <text:p>-20%</text:p>
          </table:table-cell>
          <table:table-cell table:style-name="ce44" office:value-type="string" calcext:value-type="string">
            <text:p>-10%</text:p>
          </table:table-cell>
          <table:table-cell table:style-name="ce44" office:value-type="string" calcext:value-type="string">
            <text:p>0%</text:p>
          </table:table-cell>
          <table:table-cell table:style-name="ce44" office:value-type="string" calcext:value-type="string">
            <text:p>10%</text:p>
          </table:table-cell>
          <table:table-cell table:style-name="ce44" office:value-type="string" calcext:value-type="string">
            <text:p>20%</text:p>
          </table:table-cell>
          <table:table-cell table:style-name="ce44" office:value-type="string" calcext:value-type="string">
            <text:p>30%</text:p>
          </table:table-cell>
          <table:table-cell table:style-name="ce44" office:value-type="string" calcext:value-type="string">
            <text:p>40%</text:p>
          </table:table-cell>
          <table:table-cell table:style-name="ce44" office:value-type="string" calcext:value-type="string">
            <text:p>50%</text:p>
          </table:table-cell>
        </table:table-row>
        <table:table-row table:style-name="ro1">
          <table:table-cell office:value-type="string" calcext:value-type="string">
            <text:p>Стоимость разработки</text:p>
          </table:table-cell>
          <table:table-cell office:value-type="percentage" office:value="3.0008087059508" calcext:value-type="percentage">
            <text:p>300%</text:p>
          </table:table-cell>
          <table:table-cell office:value-type="percentage" office:value="2.41810398288803" calcext:value-type="percentage">
            <text:p>242%</text:p>
          </table:table-cell>
          <table:table-cell office:value-type="percentage" office:value="1.97378581230036" calcext:value-type="percentage">
            <text:p>197%</text:p>
          </table:table-cell>
          <table:table-cell office:value-type="percentage" office:value="1.61959698964895" calcext:value-type="percentage">
            <text:p>162%</text:p>
          </table:table-cell>
          <table:table-cell office:value-type="percentage" office:value="1.32794500347792" calcext:value-type="percentage">
            <text:p>133%</text:p>
          </table:table-cell>
          <table:table-cell table:formula="of:=[$'Cash flow'.$B$32]" office:value-type="percentage" office:value="1.08179508050098" calcext:value-type="percentage">
            <text:p>108%</text:p>
          </table:table-cell>
          <table:table-cell office:value-type="percentage" office:value="0.8699966539888" calcext:value-type="percentage">
            <text:p>87%</text:p>
          </table:table-cell>
          <table:table-cell office:value-type="percentage" office:value="0.684906459246023" calcext:value-type="percentage">
            <text:p>68%</text:p>
          </table:table-cell>
          <table:table-cell office:value-type="percentage" office:value="0.521086573105919" calcext:value-type="percentage">
            <text:p>52%</text:p>
          </table:table-cell>
          <table:table-cell office:value-type="percentage" office:value="0.374547514454172" calcext:value-type="percentage">
            <text:p>37%</text:p>
          </table:table-cell>
          <table:table-cell office:value-type="percentage" office:value="0.242286182595322" calcext:value-type="percentage">
            <text:p>24%</text:p>
          </table:table-cell>
        </table:table-row>
        <table:table-row table:style-name="ro1">
          <table:table-cell office:value-type="string" calcext:value-type="string">
            <text:p>Количество проектов</text:p>
          </table:table-cell>
          <table:table-cell office:value-type="percentage" office:value="-0.324578339519389" calcext:value-type="percentage">
            <text:p>-32%</text:p>
          </table:table-cell>
          <table:table-cell office:value-type="percentage" office:value="0.00236769587458706" calcext:value-type="percentage">
            <text:p>0%</text:p>
          </table:table-cell>
          <table:table-cell office:value-type="percentage" office:value="0.300015165499973" calcext:value-type="percentage">
            <text:p>30%</text:p>
          </table:table-cell>
          <table:table-cell office:value-type="percentage" office:value="0.576024564930419" calcext:value-type="percentage">
            <text:p>58%</text:p>
          </table:table-cell>
          <table:table-cell office:value-type="percentage" office:value="0.835446626987779" calcext:value-type="percentage">
            <text:p>84%</text:p>
          </table:table-cell>
          <table:table-cell table:formula="of:=[$'Cash flow'.$B$32]" office:value-type="percentage" office:value="1.08179508050098" calcext:value-type="percentage">
            <text:p>108%</text:p>
          </table:table-cell>
          <table:table-cell office:value-type="percentage" office:value="1.3176166726073" calcext:value-type="percentage">
            <text:p>132%</text:p>
          </table:table-cell>
          <table:table-cell office:value-type="percentage" office:value="1.54481785277828" calcext:value-type="percentage">
            <text:p>154%</text:p>
          </table:table-cell>
          <table:table-cell office:value-type="percentage" office:value="1.76486339372976" calcext:value-type="percentage">
            <text:p>176%</text:p>
          </table:table-cell>
          <table:table-cell office:value-type="percentage" office:value="1.97890303192251" calcext:value-type="percentage">
            <text:p>198%</text:p>
          </table:table-cell>
          <table:table-cell office:value-type="percentage" office:value="2.18785543816406" calcext:value-type="percentage">
            <text:p>219%</text:p>
          </table:table-cell>
        </table:table-row>
        <table:table-row table:style-name="ro1">
          <table:table-cell office:value-type="string" calcext:value-type="string">
            <text:p>Количество пересчетов</text:p>
          </table:table-cell>
          <table:table-cell office:value-type="percentage" office:value="-0.411059055183581" calcext:value-type="percentage">
            <text:p>-41%</text:p>
          </table:table-cell>
          <table:table-cell office:value-type="percentage" office:value="-0.059557200876914" calcext:value-type="percentage">
            <text:p>-6%</text:p>
          </table:table-cell>
          <table:table-cell office:value-type="percentage" office:value="0.257452948241725" calcext:value-type="percentage">
            <text:p>26%</text:p>
          </table:table-cell>
          <table:table-cell office:value-type="percentage" office:value="0.549582714357226" calcext:value-type="percentage">
            <text:p>55%</text:p>
          </table:table-cell>
          <table:table-cell office:value-type="percentage" office:value="0.822972530731371" calcext:value-type="percentage">
            <text:p>82%</text:p>
          </table:table-cell>
          <table:table-cell table:formula="of:=[$'Cash flow'.$B$32]" office:value-type="percentage" office:value="1.08179508050098" calcext:value-type="percentage">
            <text:p>108%</text:p>
          </table:table-cell>
          <table:table-cell office:value-type="percentage" office:value="1.32902007085525" calcext:value-type="percentage">
            <text:p>133%</text:p>
          </table:table-cell>
          <table:table-cell office:value-type="percentage" office:value="1.56683830115525" calcext:value-type="percentage">
            <text:p>157%</text:p>
          </table:table-cell>
          <table:table-cell office:value-type="percentage" office:value="1.79691287387306" calcext:value-type="percentage">
            <text:p>180%</text:p>
          </table:table-cell>
          <table:table-cell office:value-type="percentage" office:value="2.02053602997948" calcext:value-type="percentage">
            <text:p>202%</text:p>
          </table:table-cell>
          <table:table-cell office:value-type="percentage" office:value="2.2387313468255" calcext:value-type="percentage">
            <text:p>224%</text:p>
          </table:table-cell>
        </table:table-row>
        <table:table-row table:style-name="ro1">
          <table:table-cell office:value-type="string" calcext:value-type="string">
            <text:p>Зарплата специалиста</text:p>
          </table:table-cell>
          <table:table-cell office:value-type="percentage" office:value="-0.270744675209196" calcext:value-type="percentage">
            <text:p>-27%</text:p>
          </table:table-cell>
          <table:table-cell office:value-type="percentage" office:value="0.0475335335295905" calcext:value-type="percentage">
            <text:p>5%</text:p>
          </table:table-cell>
          <table:table-cell office:value-type="percentage" office:value="0.335413716620218" calcext:value-type="percentage">
            <text:p>34%</text:p>
          </table:table-cell>
          <table:table-cell office:value-type="percentage" office:value="0.600614557769787" calcext:value-type="percentage">
            <text:p>60%</text:p>
          </table:table-cell>
          <table:table-cell office:value-type="percentage" office:value="0.848227203437286" calcext:value-type="percentage">
            <text:p>85%</text:p>
          </table:table-cell>
          <table:table-cell table:formula="of:=[$'Cash flow'.$B$32]" office:value-type="percentage" office:value="1.08179508050098" calcext:value-type="percentage">
            <text:p>108%</text:p>
          </table:table-cell>
          <table:table-cell office:value-type="percentage" office:value="1.30388788777365" calcext:value-type="percentage">
            <text:p>130%</text:p>
          </table:table-cell>
          <table:table-cell office:value-type="percentage" office:value="1.51643066756638" calcext:value-type="percentage">
            <text:p>152%</text:p>
          </table:table-cell>
          <table:table-cell office:value-type="percentage" office:value="1.72090393696067" calcext:value-type="percentage">
            <text:p>172%</text:p>
          </table:table-cell>
          <table:table-cell office:value-type="percentage" office:value="1.91847132042305" calcext:value-type="percentage">
            <text:p>192%</text:p>
          </table:table-cell>
          <table:table-cell office:value-type="percentage" office:value="2.11006419018251" calcext:value-type="percentage">
            <text:p>211%</text:p>
          </table:table-cell>
        </table:table-row>
        <table:table-row table:style-name="ro1">
          <table:table-cell office:value-type="string" calcext:value-type="string">
            <text:p>Ставка дисконтирования</text:p>
          </table:table-cell>
          <table:table-cell table:number-columns-repeated="5" office:value-type="percentage" office:value="1.08179508050098" calcext:value-type="percentage">
            <text:p>108%</text:p>
          </table:table-cell>
          <table:table-cell table:formula="of:=[$'Cash flow'.$B$32]" office:value-type="percentage" office:value="1.08179508050098" calcext:value-type="percentage">
            <text:p>108%</text:p>
          </table:table-cell>
          <table:table-cell table:number-columns-repeated="5" office:value-type="percentage" office:value="1.08179508050098" calcext:value-type="percentage">
            <text:p>108%</text:p>
          </table:table-cell>
        </table:table-row>
      </table:table>
      <table:table table:name="DBPB" table:style-name="ta2">
        <office:forms form:automatic-focus="false" form:apply-design-mode="false"/>
        <table:shapes>
          <draw:frame draw:z-index="0" draw:style-name="gr1" draw:text-style-name="P1" svg:width="199.99mm" svg:height="89.99mm" svg:x="10mm" svg:y="40mm">
            <loext:p draw:notify-on-update-of-ranges="DBPB.A2:DBPB.A2 DBPB.B2:DBPB.L2 DBPB.A3:DBPB.A3 DBPB.B3:DBPB.L3 DBPB.A4:DBPB.A4 DBPB.B4:DBPB.L4 DBPB.A5:DBPB.A5 DBPB.B5:DBPB.L5 DBPB.A6:DBPB.A6 DBPB.B6:DBPB.L6 DBPB.A7:DBPB.A7 DBPB.B7:DBPB.L7"/>
            <draw:object xlink:href="./Chart3" xlink:type="simple" xlink:show="embed" xlink:actuate="onLoad"/>
            <draw:image xlink:href="./ObjectReplacements/Chart3" xlink:type="simple" xlink:show="embed" xlink:actuate="onLoad"/>
          </draw:frame>
        </table:shapes>
        <table:table-column table:style-name="co9" table:default-cell-style-name="Default"/>
        <table:table-column table:style-name="co9" table:number-columns-repeated="11" table:default-cell-style-name="ce47"/>
        <table:table-row table:style-name="ro1">
          <table:table-cell table:style-name="ce42" office:value-type="string" calcext:value-type="string" table:number-columns-spanned="12" table:number-rows-spanned="1">
            <text:p>DBPB</text:p>
          </table:table-cell>
          <table:covered-table-cell table:number-columns-repeated="11" table:style-name="ce42"/>
        </table:table-row>
        <table:table-row table:style-name="ro1">
          <table:table-cell table:style-name="ce43"/>
          <table:table-cell table:style-name="ce44" office:value-type="string" calcext:value-type="string">
            <text:p>-50%</text:p>
          </table:table-cell>
          <table:table-cell table:style-name="ce44" office:value-type="string" calcext:value-type="string">
            <text:p>-40%</text:p>
          </table:table-cell>
          <table:table-cell table:style-name="ce44" office:value-type="string" calcext:value-type="string">
            <text:p>-30%</text:p>
          </table:table-cell>
          <table:table-cell table:style-name="ce44" office:value-type="string" calcext:value-type="string">
            <text:p>-20%</text:p>
          </table:table-cell>
          <table:table-cell table:style-name="ce44" office:value-type="string" calcext:value-type="string">
            <text:p>-10%</text:p>
          </table:table-cell>
          <table:table-cell table:style-name="ce44" office:value-type="string" calcext:value-type="string">
            <text:p>0%</text:p>
          </table:table-cell>
          <table:table-cell table:style-name="ce44" office:value-type="string" calcext:value-type="string">
            <text:p>10%</text:p>
          </table:table-cell>
          <table:table-cell table:style-name="ce44" office:value-type="string" calcext:value-type="string">
            <text:p>20%</text:p>
          </table:table-cell>
          <table:table-cell table:style-name="ce44" office:value-type="string" calcext:value-type="string">
            <text:p>30%</text:p>
          </table:table-cell>
          <table:table-cell table:style-name="ce44" office:value-type="string" calcext:value-type="string">
            <text:p>40%</text:p>
          </table:table-cell>
          <table:table-cell table:style-name="ce44" office:value-type="string" calcext:value-type="string">
            <text:p>50%</text:p>
          </table:table-cell>
        </table:table-row>
        <table:table-row table:style-name="ro1">
          <table:table-cell office:value-type="string" calcext:value-type="string">
            <text:p>Стоимость разработки</text:p>
          </table:table-cell>
          <table:table-cell office:value-type="float" office:value="3.92315043673946" calcext:value-type="float">
            <text:p>3,9</text:p>
          </table:table-cell>
          <table:table-cell office:value-type="float" office:value="4.64164163382914" calcext:value-type="float">
            <text:p>4,6</text:p>
          </table:table-cell>
          <table:table-cell office:value-type="float" office:value="5.36560711859033" calcext:value-type="float">
            <text:p>5,4</text:p>
          </table:table-cell>
          <table:table-cell office:value-type="float" office:value="6.09522773396525" calcext:value-type="float">
            <text:p>6,1</text:p>
          </table:table-cell>
          <table:table-cell office:value-type="float" office:value="6.8327782603578" calcext:value-type="float">
            <text:p>6,8</text:p>
          </table:table-cell>
          <table:table-cell table:formula="of:=[$'Cash flow'.$B$33]" office:value-type="float" office:value="7.57745789658473" calcext:value-type="float">
            <text:p>7,6</text:p>
          </table:table-cell>
          <table:table-cell office:value-type="float" office:value="8.32828065211415" calcext:value-type="float">
            <text:p>8,3</text:p>
          </table:table-cell>
          <table:table-cell office:value-type="float" office:value="9.08543999873547" calcext:value-type="float">
            <text:p>9,1</text:p>
          </table:table-cell>
          <table:table-cell office:value-type="float" office:value="9.85099583720536" calcext:value-type="float">
            <text:p>9,9</text:p>
          </table:table-cell>
          <table:table-cell office:value-type="float" office:value="10.6242585716212" calcext:value-type="float">
            <text:p>10,6</text:p>
          </table:table-cell>
          <table:table-cell office:value-type="float" office:value="11.4043761562978" calcext:value-type="float">
            <text:p>11,4</text:p>
          </table:table-cell>
        </table:table-row>
        <table:table-row table:style-name="ro1">
          <table:table-cell office:value-type="string" calcext:value-type="string">
            <text:p>Количество проектов</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1.0548754557041" calcext:value-type="float">
            <text:p>11,1</text:p>
          </table:table-cell>
          <table:table-cell office:value-type="float" office:value="9.58832699552976" calcext:value-type="float">
            <text:p>9,6</text:p>
          </table:table-cell>
          <table:table-cell office:value-type="float" office:value="8.46501504429054" calcext:value-type="float">
            <text:p>8,5</text:p>
          </table:table-cell>
          <table:table-cell table:formula="of:=[$'Cash flow'.$B$33]" office:value-type="float" office:value="7.57745789658473" calcext:value-type="float">
            <text:p>7,6</text:p>
          </table:table-cell>
          <table:table-cell office:value-type="float" office:value="6.85775002211757" calcext:value-type="float">
            <text:p>6,9</text:p>
          </table:table-cell>
          <table:table-cell office:value-type="float" office:value="6.26393438492357" calcext:value-type="float">
            <text:p>6,3</text:p>
          </table:table-cell>
          <table:table-cell office:value-type="float" office:value="5.76441975269686" calcext:value-type="float">
            <text:p>5,8</text:p>
          </table:table-cell>
          <table:table-cell office:value-type="float" office:value="5.33905731009962" calcext:value-type="float">
            <text:p>5,3</text:p>
          </table:table-cell>
          <table:table-cell office:value-type="float" office:value="4.97077517022091" calcext:value-type="float">
            <text:p>5,0</text:p>
          </table:table-cell>
        </table:table-row>
        <table:table-row table:style-name="ro1">
          <table:table-cell office:value-type="string" calcext:value-type="string">
            <text:p>Количество пересчетов</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1.3123819089477" calcext:value-type="float">
            <text:p>11,3</text:p>
          </table:table-cell>
          <table:table-cell office:value-type="float" office:value="9.71539308574452" calcext:value-type="float">
            <text:p>9,7</text:p>
          </table:table-cell>
          <table:table-cell office:value-type="float" office:value="8.51425248495222" calcext:value-type="float">
            <text:p>8,5</text:p>
          </table:table-cell>
          <table:table-cell table:formula="of:=[$'Cash flow'.$B$33]" office:value-type="float" office:value="7.57745789658473" calcext:value-type="float">
            <text:p>7,6</text:p>
          </table:table-cell>
          <table:table-cell office:value-type="float" office:value="6.82591741681464" calcext:value-type="float">
            <text:p>6,8</text:p>
          </table:table-cell>
          <table:table-cell office:value-type="float" office:value="6.21063633589165" calcext:value-type="float">
            <text:p>6,2</text:p>
          </table:table-cell>
          <table:table-cell office:value-type="float" office:value="5.69735064675898" calcext:value-type="float">
            <text:p>5,7</text:p>
          </table:table-cell>
          <table:table-cell office:value-type="float" office:value="5.26215686335657" calcext:value-type="float">
            <text:p>5,3</text:p>
          </table:table-cell>
          <table:table-cell office:value-type="float" office:value="4.88826415018073" calcext:value-type="float">
            <text:p>4,9</text:p>
          </table:table-cell>
        </table:table-row>
        <table:table-row table:style-name="ro1">
          <table:table-cell office:value-type="string" calcext:value-type="string">
            <text:p>Зарплата специалиста</text:p>
          </table:table-cell>
          <table:table-cell table:formula="of:#Н/Д" office:value-type="string" office:string-value="" calcext:value-type="error">
            <text:p>#Н/Д</text:p>
          </table:table-cell>
          <table:table-cell table:formula="of:#Н/Д" office:value-type="string" office:string-value="" calcext:value-type="error">
            <text:p>#Н/Д</text:p>
          </table:table-cell>
          <table:table-cell office:value-type="float" office:value="10.8457229391785" calcext:value-type="float">
            <text:p>10,8</text:p>
          </table:table-cell>
          <table:table-cell office:value-type="float" office:value="9.46821791797041" calcext:value-type="float">
            <text:p>9,5</text:p>
          </table:table-cell>
          <table:table-cell office:value-type="float" office:value="8.41229226676106" calcext:value-type="float">
            <text:p>8,4</text:p>
          </table:table-cell>
          <table:table-cell table:formula="of:=[$'Cash flow'.$B$33]" office:value-type="float" office:value="7.57745789658473" calcext:value-type="float">
            <text:p>7,6</text:p>
          </table:table-cell>
          <table:table-cell office:value-type="float" office:value="6.89982830821167" calcext:value-type="float">
            <text:p>6,9</text:p>
          </table:table-cell>
          <table:table-cell office:value-type="float" office:value="6.34107790942944" calcext:value-type="float">
            <text:p>6,3</text:p>
          </table:table-cell>
          <table:table-cell office:value-type="float" office:value="5.86991517082455" calcext:value-type="float">
            <text:p>5,9</text:p>
          </table:table-cell>
          <table:table-cell office:value-type="float" office:value="5.46967068492437" calcext:value-type="float">
            <text:p>5,5</text:p>
          </table:table-cell>
          <table:table-cell office:value-type="float" office:value="5.12279213047755" calcext:value-type="float">
            <text:p>5,1</text:p>
          </table:table-cell>
        </table:table-row>
        <table:table-row table:style-name="ro1">
          <table:table-cell office:value-type="string" calcext:value-type="string">
            <text:p>Ставка дисконтирования</text:p>
          </table:table-cell>
          <table:table-cell office:value-type="float" office:value="7.37835680554965" calcext:value-type="float">
            <text:p>7,4</text:p>
          </table:table-cell>
          <table:table-cell office:value-type="float" office:value="7.41723303053977" calcext:value-type="float">
            <text:p>7,4</text:p>
          </table:table-cell>
          <table:table-cell office:value-type="float" office:value="7.45657727855178" calcext:value-type="float">
            <text:p>7,5</text:p>
          </table:table-cell>
          <table:table-cell office:value-type="float" office:value="7.4963935100257" calcext:value-type="float">
            <text:p>7,5</text:p>
          </table:table-cell>
          <table:table-cell office:value-type="float" office:value="7.53668571166751" calcext:value-type="float">
            <text:p>7,5</text:p>
          </table:table-cell>
          <table:table-cell table:formula="of:=[$'Cash flow'.$B$33]" office:value-type="float" office:value="7.57745789658473" calcext:value-type="float">
            <text:p>7,6</text:p>
          </table:table-cell>
          <table:table-cell office:value-type="float" office:value="7.61871410442246" calcext:value-type="float">
            <text:p>7,6</text:p>
          </table:table-cell>
          <table:table-cell office:value-type="float" office:value="7.66045840149995" calcext:value-type="float">
            <text:p>7,7</text:p>
          </table:table-cell>
          <table:table-cell office:value-type="float" office:value="7.70269488094772" calcext:value-type="float">
            <text:p>7,7</text:p>
          </table:table-cell>
          <table:table-cell office:value-type="float" office:value="7.74542766284512" calcext:value-type="float">
            <text:p>7,7</text:p>
          </table:table-cell>
          <table:table-cell office:value-type="float" office:value="7.78866089435855" calcext:value-type="float">
            <text:p>7,8</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2" table:number-columns-repeated="5" table:default-cell-style-name="Default"/>
        <table:table-column table:style-name="co14" table:default-cell-style-name="Default"/>
        <table:table-column table:style-name="co15" table:default-cell-style-name="Default"/>
        <table:table-column table:style-name="co13" table:number-columns-repeated="10" table:default-cell-style-name="Default"/>
        <table:table-column table:style-name="co9" table:default-cell-style-name="Default"/>
        <table:table-column table:style-name="co16" table:number-columns-repeated="5" table:default-cell-style-name="Default"/>
        <table:table-column table:style-name="co17" table:number-columns-repeated="6" table:default-cell-style-name="Default"/>
        <table:table-row table:style-name="ro1">
          <table:table-cell table:style-name="ce48" office:value-type="string" calcext:value-type="string">
            <text:p>NPV</text:p>
          </table:table-cell>
          <table:table-cell table:style-name="ce49"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50" table:number-columns-repeated="11"/>
          <table:table-cell table:number-columns-repeated="24"/>
        </table:table-row>
        <table:table-row table:style-name="ro1">
          <table:table-cell table:number-columns-repeated="7"/>
          <table:table-cell table:style-name="ce45"/>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5">
          <table:table-cell table:style-name="ce51" office:value-type="string" calcext:value-type="string">
            <text:p>№</text:p>
          </table:table-cell>
          <table:table-cell table:style-name="ce51" office:value-type="string" calcext:value-type="string">
            <text:p>Участник команды</text:p>
          </table:table-cell>
          <table:table-cell table:style-name="ce51" office:value-type="string" calcext:value-type="string">
            <text:p>Выполняемые <text:s/>работы</text:p>
          </table:table-cell>
          <table:table-cell table:style-name="ce51" office:value-type="string" calcext:value-type="string">
            <text:p>Мес. ЗП, р.</text:p>
          </table:table-cell>
          <table:table-cell table:style-name="ce51" office:value-type="string" calcext:value-type="string">
            <text:p>Час. ЗП, р.</text:p>
          </table:table-cell>
          <table:table-cell table:style-name="ce51" office:value-type="string" calcext:value-type="string">
            <text:p>Трудоемкость работ, часов</text:p>
          </table:table-cell>
          <table:table-cell table:style-name="ce51" office:value-type="string" calcext:value-type="string">
            <text:p>Плата за пр., р.</text:p>
          </table:table-cell>
        </table:table-row>
        <table:table-row table:style-name="ro6">
          <table:table-cell table:style-name="ce52" office:value-type="float" office:value="1" calcext:value-type="float">
            <text:p>1</text:p>
          </table:table-cell>
          <table:table-cell table:style-name="ce54" office:value-type="string" calcext:value-type="string">
            <text:p>Технический писатель</text:p>
          </table:table-cell>
          <table:table-cell table:style-name="ce54" office:value-type="string" calcext:value-type="string">
            <text:p>Разработка программной документации, пользовательских справок и руководств </text:p>
          </table:table-cell>
          <table:table-cell table:style-name="ce55" office:value-type="currency" office:currency="RUB" office:value="55000" calcext:value-type="currency">
            <text:p>55 000,00 руб.</text:p>
          </table:table-cell>
          <table:table-cell table:style-name="ce55" table:formula="of:=[.D2]*12/1974" office:value-type="currency" office:currency="RUB" office:value="334.34650455927" calcext:value-type="currency">
            <text:p>334,35 руб.</text:p>
          </table:table-cell>
          <table:table-cell table:style-name="ce56" office:value-type="float" office:value="16" calcext:value-type="float">
            <text:p>16</text:p>
          </table:table-cell>
          <table:table-cell table:style-name="ce55" table:formula="of:=[.E2]*[.F2]" office:value-type="currency" office:currency="RUB" office:value="5349.54407294833" calcext:value-type="currency">
            <text:p>5 349,54 руб.</text:p>
          </table:table-cell>
        </table:table-row>
        <table:table-row table:style-name="ro6">
          <table:table-cell table:style-name="ce52" office:value-type="float" office:value="2" calcext:value-type="float">
            <text:p>2</text:p>
          </table:table-cell>
          <table:table-cell table:style-name="ce54" office:value-type="string" calcext:value-type="string">
            <text:p>Бизнес-аналитик</text:p>
          </table:table-cell>
          <table:table-cell table:style-name="ce54" office:value-type="string" calcext:value-type="string">
            <text:p>Анализ бизнес-процессов предприятий. <text:s/>Разработка ТЗ</text:p>
          </table:table-cell>
          <table:table-cell table:style-name="ce55" office:value-type="currency" office:currency="RUB" office:value="80000" calcext:value-type="currency">
            <text:p>80 000,00 руб.</text:p>
          </table:table-cell>
          <table:table-cell table:style-name="ce55" table:formula="of:=[.D3]*12/1974" office:value-type="currency" office:currency="RUB" office:value="486.322188449848" calcext:value-type="currency">
            <text:p>486,32 руб.</text:p>
          </table:table-cell>
          <table:table-cell table:style-name="ce56" office:value-type="float" office:value="40" calcext:value-type="float">
            <text:p>40</text:p>
          </table:table-cell>
          <table:table-cell table:style-name="ce55" table:formula="of:=[.E3]*[.F3]" office:value-type="currency" office:currency="RUB" office:value="19452.8875379939" calcext:value-type="currency">
            <text:p>19 452,89 руб.</text:p>
          </table:table-cell>
        </table:table-row>
        <table:table-row table:style-name="ro6">
          <table:table-cell table:style-name="ce52" office:value-type="float" office:value="3" calcext:value-type="float">
            <text:p>3</text:p>
          </table:table-cell>
          <table:table-cell table:style-name="ce54" office:value-type="string" calcext:value-type="string">
            <text:p>Программист</text:p>
          </table:table-cell>
          <table:table-cell table:style-name="ce54" office:value-type="string" calcext:value-type="string">
            <text:p>Создание алгоритма программного решения, реализация кода программы</text:p>
          </table:table-cell>
          <table:table-cell table:style-name="ce55" office:value-type="currency" office:currency="RUB" office:value="90000" calcext:value-type="currency">
            <text:p>90 000,00 руб.</text:p>
          </table:table-cell>
          <table:table-cell table:style-name="ce55" table:formula="of:=[.D4]*12/1974" office:value-type="currency" office:currency="RUB" office:value="547.112462006079" calcext:value-type="currency">
            <text:p>547,11 руб.</text:p>
          </table:table-cell>
          <table:table-cell table:style-name="ce56" office:value-type="float" office:value="56" calcext:value-type="float">
            <text:p>56</text:p>
          </table:table-cell>
          <table:table-cell table:style-name="ce55" table:formula="of:=[.E4]*[.F4]" office:value-type="currency" office:currency="RUB" office:value="30638.2978723404" calcext:value-type="currency">
            <text:p>30 638,30 руб.</text:p>
          </table:table-cell>
        </table:table-row>
        <table:table-row table:style-name="ro7">
          <table:table-cell table:style-name="ce52" office:value-type="float" office:value="4" calcext:value-type="float">
            <text:p>4</text:p>
          </table:table-cell>
          <table:table-cell table:style-name="ce54" office:value-type="string" calcext:value-type="string">
            <text:p>Тестировщик</text:p>
          </table:table-cell>
          <table:table-cell table:style-name="ce54" office:value-type="string" calcext:value-type="string">
            <text:p>Тестирование программного продукта</text:p>
          </table:table-cell>
          <table:table-cell table:style-name="ce55" office:value-type="currency" office:currency="RUB" office:value="60000" calcext:value-type="currency">
            <text:p>60 000,00 руб.</text:p>
          </table:table-cell>
          <table:table-cell table:style-name="ce55" table:formula="of:=[.D5]*12/1974" office:value-type="currency" office:currency="RUB" office:value="364.741641337386" calcext:value-type="currency">
            <text:p>364,74 руб.</text:p>
          </table:table-cell>
          <table:table-cell table:style-name="ce56" office:value-type="float" office:value="8" calcext:value-type="float">
            <text:p>8</text:p>
          </table:table-cell>
          <table:table-cell table:style-name="ce55" table:formula="of:=[.E5]*[.F5]" office:value-type="currency" office:currency="RUB" office:value="2917.93313069909" calcext:value-type="currency">
            <text:p>2 917,93 руб.</text:p>
          </table:table-cell>
        </table:table-row>
        <table:table-row table:style-name="ro6">
          <table:table-cell table:style-name="ce52" office:value-type="float" office:value="5" calcext:value-type="float">
            <text:p>5</text:p>
          </table:table-cell>
          <table:table-cell table:style-name="ce54" office:value-type="string" calcext:value-type="string">
            <text:p>Специалист по внедрению</text:p>
          </table:table-cell>
          <table:table-cell table:style-name="ce54" office:value-type="string" calcext:value-type="string">
            <text:p>Установка программного продукта, организация тренингов</text:p>
          </table:table-cell>
          <table:table-cell table:style-name="ce55" office:value-type="currency" office:currency="RUB" office:value="80000" calcext:value-type="currency">
            <text:p>80 000,00 руб.</text:p>
          </table:table-cell>
          <table:table-cell table:style-name="ce55" table:formula="of:=[.D6]*12/1974" office:value-type="currency" office:currency="RUB" office:value="486.322188449848" calcext:value-type="currency">
            <text:p>486,32 руб.</text:p>
          </table:table-cell>
          <table:table-cell table:style-name="ce56" office:value-type="float" office:value="8" calcext:value-type="float">
            <text:p>8</text:p>
          </table:table-cell>
          <table:table-cell table:style-name="ce55" table:formula="of:=[.E6]*[.F6]" office:value-type="currency" office:currency="RUB" office:value="3890.57750759878" calcext:value-type="currency">
            <text:p>3 890,58 руб.</text:p>
          </table:table-cell>
        </table:table-row>
        <table:table-row table:style-name="ro1">
          <table:table-cell table:style-name="ce53" table:number-columns-repeated="3"/>
          <table:table-cell table:style-name="ce55" office:value-type="string" calcext:value-type="string" table:number-columns-spanned="3" table:number-rows-spanned="1">
            <text:p>Заработная плата команды</text:p>
          </table:table-cell>
          <table:covered-table-cell table:number-columns-repeated="2" table:style-name="ce55"/>
          <table:table-cell table:style-name="ce55" table:formula="of:=SUM([.G2:.G6])" office:value-type="currency" office:currency="RUB" office:value="62249.2401215806" calcext:value-type="currency">
            <text:p>62 249,24 руб.</text:p>
          </table:table-cell>
        </table:table-row>
        <table:table-row table:style-name="ro1">
          <table:table-cell table:style-name="ce53" table:number-columns-repeated="3"/>
          <table:table-cell table:style-name="ce55" office:value-type="string" calcext:value-type="string" table:number-columns-spanned="3" table:number-rows-spanned="1">
            <text:p>ПФР</text:p>
          </table:table-cell>
          <table:covered-table-cell table:number-columns-repeated="2" table:style-name="ce55"/>
          <table:table-cell table:style-name="ce55" table:formula="of:=[.G7]*0.08" office:value-type="currency" office:currency="RUB" office:value="4979.93920972644" calcext:value-type="currency">
            <text:p>4 979,94 руб.</text:p>
          </table:table-cell>
        </table:table-row>
        <table:table-row table:style-name="ro1">
          <table:table-cell table:style-name="ce53" table:number-columns-repeated="3"/>
          <table:table-cell table:style-name="ce55" office:value-type="string" calcext:value-type="string" table:number-columns-spanned="3" table:number-rows-spanned="1">
            <text:p>ФСС</text:p>
          </table:table-cell>
          <table:covered-table-cell table:number-columns-repeated="2" table:style-name="ce55"/>
          <table:table-cell table:style-name="ce55" table:formula="of:=[.G7]*0.02" office:value-type="currency" office:currency="RUB" office:value="1244.98480243161" calcext:value-type="currency">
            <text:p>1 244,98 руб.</text:p>
          </table:table-cell>
        </table:table-row>
        <table:table-row table:style-name="ro1">
          <table:table-cell table:style-name="ce53" table:number-columns-repeated="3"/>
          <table:table-cell table:style-name="ce55" office:value-type="string" calcext:value-type="string" table:number-columns-spanned="3" table:number-rows-spanned="1">
            <text:p>ФФОМС</text:p>
          </table:table-cell>
          <table:covered-table-cell table:number-columns-repeated="2" table:style-name="ce55"/>
          <table:table-cell table:style-name="ce55" table:formula="of:=[.G7]*0.04" office:value-type="currency" office:currency="RUB" office:value="2489.96960486322" calcext:value-type="currency">
            <text:p>2 489,97 руб.</text:p>
          </table:table-cell>
        </table:table-row>
        <table:table-row table:style-name="ro1">
          <table:table-cell table:style-name="ce53" table:number-columns-repeated="3"/>
          <table:table-cell table:style-name="ce55" office:value-type="string" calcext:value-type="string" table:number-columns-spanned="3" table:number-rows-spanned="1">
            <text:p>Административные и общехозяйственные</text:p>
          </table:table-cell>
          <table:covered-table-cell table:number-columns-repeated="2" table:style-name="ce55"/>
          <table:table-cell table:style-name="ce55" table:formula="of:=[.G7]*0.2" office:value-type="currency" office:currency="RUB" office:value="12449.8480243161" calcext:value-type="currency">
            <text:p>12 449,85 руб.</text:p>
          </table:table-cell>
        </table:table-row>
        <table:table-row table:style-name="ro1">
          <table:table-cell table:style-name="ce53" table:number-columns-repeated="3"/>
          <table:table-cell table:style-name="ce55" office:value-type="string" calcext:value-type="string" table:number-columns-spanned="3" table:number-rows-spanned="1">
            <text:p>Надбавка от фирмы</text:p>
          </table:table-cell>
          <table:covered-table-cell table:number-columns-repeated="2" table:style-name="ce55"/>
          <table:table-cell table:style-name="ce55" table:formula="of:=(SUM([.G7:.G11]))*1.15" office:value-type="currency" office:currency="RUB" office:value="95926.0790273556" calcext:value-type="currency">
            <text:p>95 926,08 руб.</text:p>
          </table:table-cell>
        </table:table-row>
        <table:table-row table:style-name="ro1">
          <table:table-cell table:style-name="ce53" table:number-columns-repeated="3"/>
          <table:table-cell table:style-name="ce55" office:value-type="string" calcext:value-type="string" table:number-columns-spanned="3" table:number-rows-spanned="1">
            <text:p>Стоимость разработки с учетом НДС</text:p>
          </table:table-cell>
          <table:covered-table-cell table:number-columns-repeated="2" table:style-name="ce55"/>
          <table:table-cell table:style-name="ce55"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1" style:language-asian="zh" style:country-asian="CN" style:font-name-complex="DejaVu Sans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currency-style style:name="N126P0" style:volatile="true">
      <number:number number:decimal-places="1" loext:min-decimal-places="1"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1" loext:min-decimal-places="1" number:min-integer-digits="1" number:grouping="true"/>
      <number:text> </number:text>
      <number:currency-symbol number:language="ru" number:country="RU">руб.</number:currency-symbol>
      <style:map style:condition="value()&gt;=0" style:apply-style-name="N126P0"/>
    </number:currency-style>
    <number:currency-style style:name="N127P0" style:volatile="true">
      <number:number number:decimal-places="0" loext:min-decimal-places="0" number:min-integer-digits="1" number:grouping="true"/>
      <number:text> </number:text>
      <number:currency-symbol number:language="ru" number:country="RU">руб.</number:currency-symbol>
    </number:currency-style>
    <number:currency-style style:name="N127">
      <style:text-properties fo:color="#ff0000"/>
      <number:text>-</number:text>
      <number:number number:decimal-places="0" loext:min-decimal-places="0" number:min-integer-digits="1" number:grouping="true"/>
      <number:text> </number:text>
      <number:currency-symbol number:language="ru" number:country="RU">руб.</number:currency-symbol>
      <style:map style:condition="value()&gt;=0" style:apply-style-name="N127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draw:marker draw:name="Arrowhead_20_5" draw:display-name="Arrowhead 5" svg:viewBox="-100 -100 200 200" svg:d="M100 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7:17:51.508156016">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7-01T05:09:07.041927098</dc:date>
    <meta:generator>LibreOffice/5.1.3.2$Linux_X86_64 LibreOffice_project/10m0$Build-2</meta:generator>
    <meta:editing-duration>P3DT1H55M42S</meta:editing-duration>
    <meta:editing-cycles>189</meta:editing-cycles>
    <meta:document-statistic meta:table-count="6" meta:cell-count="444" meta:object-count="3"/>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Lib As Object						'библиотека	
Private oDlg As Object						'основное диалоговое окно
Private oDlgSAD As Object					'диалоговое окно адреса
Private oDoc As Object						'документ
Private oSheet As Object					'рабочий лист
Private aAddress(1 to 5) As String			'массив для адресов ячеек показателей и факторам
Private aComBox(1 to 5) As String			'массив для ярлыков показателей
Private aConfNameParam(1 to 7) As String	'массив для ярлыков показателей и факторов из файла настроек
Private aConfAddrParam(1 to 7) As String	'массив для адресов ячеек показателей и факторам из файла настроек
Private aConfTitleParam(1 to 7) As String	'массив для адресов названий показателей и факторам из файла настроек
Private nCount As Integer					'для подстчета ячеек (можно избавиться)
Private sSheet As String					'название листа
Private sStartCell As String				'тепвая ячейка таблицы
Private sFieldName As String				'имя поля параметра
Private sFileName As String					'имя файла настроек
Private bCloseFloodField As Boolean			'переменная для закрытия/открытия диалога для выбора адресов
Private bStartAnalysis As Boolean			'переменная для начала анализа
Private bStartFloodField As Boolean			'переменная для закрытия/открытия основного диалога

'Начальный блок запускающий компоненты для решения комплекса задач
Sub Main
	Dim sUrl As String	'строка адреса файла
	'грузим библиотеки и общую информацию 
	oLib = GlobalScope.BasicLibraries
	oLib.LoadLibrary("Tools")
	oLib = DialogLibraries.GetByName("SensitivityAnalysis")
	DialogLibraries.loadLibrary("SensitivityAnalysis")
	oDlg = CreateUnoDialog(oLib.GetByName("DialogSA"))
	'получаем информациюо документе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заполняем форму и массив для дальнейшего
'определения изменений в форме
Function fRead(Optional sFileName As String)
	Dim aTempConfParam(1 to 3) As String	'массив для временного хранения подстрок для заполнения формы
	iNumField = 1
	iNumber = Freefile
	Open sFileName For Input As iNumber		'открываем файл на чтение
	While Not eof(iNumber)
		Line Input #iNumber, sLine
		If sLine &lt;&gt; sFileName and sLine &lt;&gt; "" Then
			'0 элемент массива всегда хранит метку поля;
			'1 элемент адрес ячейки показателя/фактора или значение флажка;
			'2 элемент хранит адрес названия
			aTempConfParam = split(sLine, ";")
			'проверяем флажок, по умолчанию в форме он установлен в 1
			If (aTempConfParam(0) = "CheckBox1") Then
				aConfNameParam(7) = "CheckBox1"
				If (aTempConfParam(1) &lt;&gt; "1") Then
					oDlg.getControl("CheckBox1").State = False
					aConfAddrParam(7) = 0
				else
					aConfAddrParam(7) = 1
				End If
			'Fac - метка где хранится адрес диапазона факторов
			elseIF (aTempConfParam(0) = "Fac") Then
				oDlg.getControl("TextField11").setText(aTempConfParam(1))
				aConfAddrParam(iNumField) = aTempConfParam(1)
			else
			'иначе остались только поля показателей
				'значение выподающего списка с показателями
				oDlg.getControl("ComboBox" &amp; iNumField).setText(aTempConfParam(0))
				aConfNameParam(iNumField) = aTempConfParam(0)
				'делаем нижние поля доступными
				EnableUpAvto("ComboBox" &amp; iNumField)		
				'адрес ячейки с расчитаным показателем
				oDlg.getControl("TextField" &amp; iNumField).setText(aTempConfParam(1))
				aConfAddrParam(iNumField) = aTempConfParam(1)
				'адрес названия
				oDlg.getControl("TextField" &amp; (iNumField + 5 )).setText(aTempConfParam(2))
				aConfTitleParam(iNumField) = aTempConfParam(2)
				iNumField = iNumField + 1
			End If
        End If
   	Wend
    Close #iNumber
End Function

'пишем настройки в файл
Function fSave(sAddress As String)
	iNumber = Freefile
	Open sFileName For Output As #iNumber
		iNumField = 1
		'первая строка полный путь до файла с именем
		Print #iNumber, sFileName
		'вторая строка значение флажка
		Print #iNumber, "CheckBox1" &amp; ";" &amp; oDlg.GetControl("CheckBox1").getState()
			'в цикле пишем показатели
			While aComBox(iNumField) &lt;&gt; ""
				Print #iNumber, aComBox(iNumField) &amp; ";" &amp; Right(aAddress(iNumField), (Len(aAddress(iNumField)) - 1)) &amp; ";"
				iNumField = iNumField + 1
			Wend
		'Fac - адрес диапазона факторов
		Print #iNumber, "Fac" &amp; ";" &amp; Right(sAddress, (Len(sAddress) - 1))
		Close #iNumber
End Function

'Облегчает управление основным диалоговым окном
Sub StartAnalysisDialog(sAddress As String)
	Dim oDlgModel As Object
	oDlg.setVisible(True)
	If (sFieldName &lt;&gt; "") Then
		oDlg.getControl(sFieldName).setText(sAddress)
	End If
	bStartFloodField = False
	bStartAnalysis = False
	'ждём нажатия кнопки
	Do
		If bStartAnalysis Then
		'начинаем расчеты
			oDlg.setVisible(False)
			StartAnalysis()
			Exit Do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As Object, oDlgSADModel As Object, Doc As Object, TextFieldModel As Object
	oDlg.setVisible(False)
'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ава данных из файла настроек и значений полей
'если они не совпадают, нужно переделывать листы
'НЕРАБОТАЕТ, пересоздание листов идёт в любом случае
Function ChangesCheck() As Boolean
	Dim iNumField As Integer
	iNumField = 1
	'если значение флажка изменено, значит нужно делать формы по новой
	If (oDlg.GetControl("CheckBox1").State() &lt;&gt; aConfAddrParam(7)) Then
		ChangesCheck = True
		Exit Function
	End If
	Do
		If (aConfNameParam(iNumField) = "") Then
			If (oDlg.GetControl("ComboBox" &amp; iNumField).Text &lt;&gt; "Не использовать") Then
				ChangesCheck = True
				Exit Function
			End If
		else
			If (oDlg.GetControl("ComboBox" &amp; iNumField).Text &lt;&gt; aConfNameParam(iNumField)) Then
				ChangesCheck = True
				Exit Function
			elseif (oDlg.GetControl("TextField" &amp; iNumField).Text &lt;&gt; aConfAddrParam(iNumField)) Then
				str1 = oDlg.GetControl("TextField" &amp; iNumField).Text
				ChangesCheck = True
				Exit Function
			End If
			'если значение адреса заголовка в масиве не равно нулю, то	
			If (aConfTitleParam(iNumField) &lt;&gt; "") Then
				'если поле адреса заголовка и значение в масиве не равны
				If (oDlg.GetControl("TextField" &amp; (iNumField + 5)).Text &lt;&gt; aConfTitleParam(iNumField)) Then
					ChangesCheck = True
					Exit Function
				End If
			'если поле адреса не равно нулю
			elseif (oDlg.GetControl("TextField" &amp; (iNumField + 5)).Text &lt;&gt; "") Then
				ChangesCheck = True
				Exit Function
			'во всех остальных случаях они равны
			End If
		End If
		iNumField = iNumField + 1
	Loop Until iNumField = 6
	ChangesCheck = False
End Function

'Удаление листов
Sub RemoveSheets
	Dim iNumField As Integer
	Dim sNameSheet As String
	iNumField = 1
	If (oDoc.hasByName("Interim calculation")) Then
		oDoc.removeByName("Interim calculation")
	End If
	sNameSheet = aConfNameParam(iNumField)				
	Do
		If (oDoc.hasByName(sNameSheet)) Then
			oDoc.removeByName(sNameSheet)
		End If
		iNumField = iNumField + 1
		sNameSheet = aConfNameParam(iNumField)
	Loop Until sNameSheet = ""
End Sub

'Создание листов
Sub CreateSheets
	Dim iNumField As Integer, StartTable As Integer
	Dim oController As Object
	iNumField = 1
	iStartTable = 0
	oController = ThisComponent.getCurrentController
	'создаём табличные и графические формы
	If (oDlg.GetControl("CheckBox1").getState()) Then
		If (Not oDoc.hasByName("Interim calculation")) Then
			oDoc.insertNewByName("Interim calculation", iNumField, nCount)
			oController.setActiveSheet(oDoc.GetByName("Interim calculation"))
			Do
				CreateTableForm(iStartTable, iNumField)
				iStartTable = iStartTable + nCount + 25
				iNumField = iNumField + 1
			Loop Until aComBox(iNumField) = ""
		End If
	else
		Do 
			If (Not oDoc.hasByName(aComBox(iNumField))) Then
				oDoc.insertNewByName(aComBox(iNumField), iNumField)
				oController.setActiveSheet(oDoc.GetByName(aComBox(iNumField)))
				CreateTableForm(iStartTable, iNumField)
			End If
			iStartTable = 0
			iNumField = iNumField + 1
		Loop Until aComBox(iNumField) = ""
	End If
End Sub

'Запуск основного блока
Sub StartAnalysis
	Dim iNumField As Integer, iNumber As Integer, StartTable As Integer
	Dim valCof As Double
	Dim sAddress As String, sRang As String, sNameSheet As String
	Dim oColumn As Object, oCellRange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ыли ли изменены данные в диалоге		
		If (ChangesCheck()) Then
			RemoveSheets()		'удаляем старые листы
			fSave(sAddress)		'записываем новые данные в файл
		End If
		'Получаем предварительные сведения для создания новых листов
		oSheet = oDoc.GetByName(sSheet)
		nCount = oSheet.getCellRangeByName(sRang).getRows().getCount()
		oColumn = oSheet.getColumns().getByIndex(sRang)
		'проверяем наличие и создаём табличные и графические формы
		CreateSheets()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читаем, если документ один (тестов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As String, sAddress As String
	Dim iNumField As Integer,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Sub CreateTableForm (StartTable as Integer, iTitleTable As Integer )
	Dim oSheetSource As Object, oRangCells As Object
	Dim numS As Integer, ind As Integer, _
	 nCfCellColumn As Integer, nCfCellRow As Integer, CountRow As Integer
	CreateChart(iTitleTable, StartTable) 'создание графических форм
	'делаем заголовок таблиной формы
	oSheetSource = oDoc.getByName(sSheet)
	If (oDlg.GetControl("CheckBox1").getState()) Then
		oSheet = oDoc.getByName("Interim calculation")
	else
		oSheet = oDoc.getByName(aComBox(iTitleTable))
	End If
	oRangCells = oSheet.getCellRangeByPosition(0, StartTable, 11, StartTable)
	oRangCells.Merge(True)							'объединяем ячейки
	oRangCells.CharWeight = 150						'шрифт жирный
	oRangCells.HoriJustify = 2						'по центру
	oRangCells.CellBackColor = RGB(151, 151, 151)	'цвет фона
	oSheet.getCellByPosition(0,StartTable).String = aComBox(iTitleTable)	
	numS = -50
	ind = 1
	StartTable = StartTable + 1
	'делаем подзаголовок табличной формы
	While ind &lt; 12
		oSheet.getCellByPosition(ind, StartTable).String = numS &amp; "%"
		numS = numS + 10
		ind = ind + 1
	Wend
	oRangCells = oSheet.getCellRangeByPosition(0,StartTable, 11, StartTable)
	oRangCells.HoriJustify = 2						'по центру
	oRangCells.CellBackColor = RGB(188, 188, 188)	'цвет фона
	StartTable = StartTable + 1
	CountRow = nCount + ind
	'копируем ссылки в центральный столбец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oCellPast.DataArray = oCellCopy.DataArray
		oSheet.getCellByPosition(6, StartTable).Formula = aAddress(iTitleTable)
		nCfCellRow = nCfCellRow + 1
		StartTable = StartTable + 1
		ind = ind + 1
	Wend
end Sub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 1)
	RangeAddress(0).EndColumn = 11
	RangeAddress(0).EndRow = (StartTableChart + nCount + 1)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iNextNumField = iNumField + 5
		oDlg.GetControl("TextField" &amp; iNextNumField).getModel().Enabled = True
		oDlg.GetControl("CommandButton" &amp; iNextNumField).getModel().Enabled = True
	End If
End Function

'событие "нажата кнопка Ok" основного диалога
Sub onBtnStartAnalysis(oEvent)
	bStartAnalysis = True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Закрытие без сохранения
Sub CloseDialog
    Stop
End Sub

'возвращает полное имя файла с путем до него в синтаксисе ОС
function GetConfFileName(sUrl As String)
	GetConfFileName = Left(sUrl, Len(sUrl) - 4) &amp; ".con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NPV.A2:NPV.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NPV.B2:NPV.L2"/>
          </chart:axis>
          <chart:axis chart:dimension="y" chart:name="primary-y" chart:style-name="ch6">
            <chart:grid chart:style-name="ch7" chart:class="major"/>
          </chart:axis>
          <chart:series chart:style-name="ch8" chart:values-cell-range-address="NPV.B3:NPV.L3" chart:label-cell-address="NPV.A3:NPV.A3" chart:class="chart:line">
            <chart:data-point chart:repeated="11"/>
          </chart:series>
          <chart:series chart:style-name="ch9" chart:values-cell-range-address="NPV.B4:NPV.L4" chart:label-cell-address="NPV.A4:NPV.A4" chart:class="chart:line">
            <chart:data-point chart:repeated="11"/>
          </chart:series>
          <chart:series chart:style-name="ch10" chart:values-cell-range-address="NPV.B5:NPV.L5" chart:label-cell-address="NPV.A5:NPV.A5" chart:class="chart:line">
            <chart:data-point chart:repeated="11"/>
          </chart:series>
          <chart:series chart:style-name="ch11" chart:values-cell-range-address="NPV.B6:NPV.L6" chart:label-cell-address="NPV.A6:NPV.A6" chart:class="chart:line">
            <chart:data-point chart:repeated="11"/>
          </chart:series>
          <chart:series chart:style-name="ch12" chart:values-cell-range-address="NPV.B7:NPV.L7" chart:label-cell-address="NPV.A7:NPV.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50%</text:p>
                <draw:g>
                  <svg:desc>NPV.B2:NPV.L2</svg:desc>
                </draw:g>
              </table:table-cell>
              <table:table-cell office:value-type="string">
                <text:p>-40%</text:p>
              </table:table-cell>
              <table:table-cell office:value-type="string">
                <text:p>-30%</text:p>
              </table:table-cell>
              <table:table-cell office:value-type="string">
                <text:p>-20%</text:p>
              </table:table-cell>
              <table:table-cell office:value-type="string">
                <text:p>-10%</text:p>
              </table:table-cell>
              <table:table-cell office:value-type="string">
                <text:p>0%</text:p>
              </table:table-cell>
              <table:table-cell office:value-type="string">
                <text:p>10%</text:p>
              </table:table-cell>
              <table:table-cell office:value-type="string">
                <text:p>20%</text:p>
              </table:table-cell>
              <table:table-cell office:value-type="string">
                <text:p>30%</text:p>
              </table:table-cell>
              <table:table-cell office:value-type="string">
                <text:p>40%</text:p>
              </table:table-cell>
              <table:table-cell office:value-type="string">
                <text:p>50%</text:p>
              </table:table-cell>
            </table:table-row>
          </table:table-header-rows>
          <table:table-rows>
            <table:table-row>
              <table:table-cell office:value-type="string">
                <text:p>Стоимость разработки</text:p>
                <draw:g>
                  <svg:desc>NPV.A3:NPV.A3</svg:desc>
                </draw:g>
              </table:table-cell>
              <table:table-cell office:value-type="float" office:value="129.007817790967">
                <text:p>129.007817790967</text:p>
                <draw:g>
                  <svg:desc>NPV.B3:NPV.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NPV.A4:NPV.A4</svg:desc>
                </draw:g>
              </table:table-cell>
              <table:table-cell office:value-type="float" office:value="-29.1892828440441">
                <text:p>-29.1892828440441</text:p>
                <draw:g>
                  <svg:desc>NPV.B4:NPV.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NPV.A5:NPV.A5</svg:desc>
                </draw:g>
              </table:table-cell>
              <table:table-cell office:value-type="float" office:value="-34.0385865617017">
                <text:p>-34.0385865617017</text:p>
                <draw:g>
                  <svg:desc>NPV.B5:NPV.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NPV.A6:NPV.A6</svg:desc>
                </draw:g>
              </table:table-cell>
              <table:table-cell office:value-type="float" office:value="-25.4267901926626">
                <text:p>-25.4267901926626</text:p>
                <draw:g>
                  <svg:desc>NPV.B6:NPV.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NPV.A7:NPV.A7</svg:desc>
                </draw:g>
              </table:table-cell>
              <table:table-cell office:value-type="float" office:value="76.9360430232694">
                <text:p>76.9360430232694</text:p>
                <draw:g>
                  <svg:desc>NPV.B7:NPV.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56cm" svg:y="0.316cm" chart:style-name="ch2">
          <text:p>IRR</text:p>
        </chart:title>
        <chart:legend chart:legend-position="end" svg:x="14.793cm" svg:y="3.205cm" style:legend-expansion="high" chart:style-name="ch3"/>
        <chart:plot-area chart:style-name="ch4" table:cell-range-address="IRR.A2:IRR.L7" chart:data-source-has-labels="both" svg:x="0.4cm" svg:y="1.275cm" svg:width="13.993cm" svg:height="7.545cm">
          <chartooo:coordinate-region svg:x="1.63cm" svg:y="1.474cm" svg:width="12.417cm" svg:height="7.147cm"/>
          <chart:axis chart:dimension="x" chart:name="primary-x" chart:style-name="ch5" chartooo:axis-type="auto">
            <chartooo:date-scale/>
            <chart:categories table:cell-range-address="IRR.B2:IRR.L2"/>
          </chart:axis>
          <chart:axis chart:dimension="y" chart:name="primary-y" chart:style-name="ch6">
            <chart:grid chart:style-name="ch7" chart:class="major"/>
          </chart:axis>
          <chart:series chart:style-name="ch8" chart:values-cell-range-address="IRR.B3:IRR.L3" chart:label-cell-address="IRR.A3:IRR.A3" chart:class="chart:line">
            <chart:data-point chart:repeated="11"/>
          </chart:series>
          <chart:series chart:style-name="ch9" chart:values-cell-range-address="IRR.B4:IRR.L4" chart:label-cell-address="IRR.A4:IRR.A4" chart:class="chart:line">
            <chart:data-point chart:repeated="11"/>
          </chart:series>
          <chart:series chart:style-name="ch10" chart:values-cell-range-address="IRR.B5:IRR.L5" chart:label-cell-address="IRR.A5:IRR.A5" chart:class="chart:line">
            <chart:data-point chart:repeated="11"/>
          </chart:series>
          <chart:series chart:style-name="ch11" chart:values-cell-range-address="IRR.B6:IRR.L6" chart:label-cell-address="IRR.A6:IRR.A6" chart:class="chart:line">
            <chart:data-point chart:repeated="11"/>
          </chart:series>
          <chart:series chart:style-name="ch12" chart:values-cell-range-address="IRR.B7:IRR.L7" chart:label-cell-address="IRR.A7:IRR.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50%</text:p>
                <draw:g>
                  <svg:desc>IRR.B2:IRR.L2</svg:desc>
                </draw:g>
              </table:table-cell>
              <table:table-cell office:value-type="string">
                <text:p>-40%</text:p>
              </table:table-cell>
              <table:table-cell office:value-type="string">
                <text:p>-30%</text:p>
              </table:table-cell>
              <table:table-cell office:value-type="string">
                <text:p>-20%</text:p>
              </table:table-cell>
              <table:table-cell office:value-type="string">
                <text:p>-10%</text:p>
              </table:table-cell>
              <table:table-cell office:value-type="string">
                <text:p>0%</text:p>
              </table:table-cell>
              <table:table-cell office:value-type="string">
                <text:p>10%</text:p>
              </table:table-cell>
              <table:table-cell office:value-type="string">
                <text:p>20%</text:p>
              </table:table-cell>
              <table:table-cell office:value-type="string">
                <text:p>30%</text:p>
              </table:table-cell>
              <table:table-cell office:value-type="string">
                <text:p>40%</text:p>
              </table:table-cell>
              <table:table-cell office:value-type="string">
                <text:p>50%</text:p>
              </table:table-cell>
            </table:table-row>
          </table:table-header-rows>
          <table:table-rows>
            <table:table-row>
              <table:table-cell office:value-type="string">
                <text:p>Стоимость разработки</text:p>
                <draw:g>
                  <svg:desc>IRR.A3:IRR.A3</svg:desc>
                </draw:g>
              </table:table-cell>
              <table:table-cell office:value-type="float" office:value="3.0008087059508">
                <text:p>3.0008087059508</text:p>
                <draw:g>
                  <svg:desc>IRR.B3:IRR.L3</svg:desc>
                </draw:g>
              </table:table-cell>
              <table:table-cell office:value-type="float" office:value="2.41810398288803">
                <text:p>2.41810398288803</text:p>
              </table:table-cell>
              <table:table-cell office:value-type="float" office:value="1.97378581230036">
                <text:p>1.97378581230036</text:p>
              </table:table-cell>
              <table:table-cell office:value-type="float" office:value="1.61959698964895">
                <text:p>1.61959698964895</text:p>
              </table:table-cell>
              <table:table-cell office:value-type="float" office:value="1.32794500347792">
                <text:p>1.32794500347792</text:p>
              </table:table-cell>
              <table:table-cell office:value-type="float" office:value="1.08179508050098">
                <text:p>1.08179508050098</text:p>
              </table:table-cell>
              <table:table-cell office:value-type="float" office:value="0.8699966539888">
                <text:p>0.8699966539888</text:p>
              </table:table-cell>
              <table:table-cell office:value-type="float" office:value="0.684906459246023">
                <text:p>0.684906459246023</text:p>
              </table:table-cell>
              <table:table-cell office:value-type="float" office:value="0.521086573105919">
                <text:p>0.521086573105919</text:p>
              </table:table-cell>
              <table:table-cell office:value-type="float" office:value="0.374547514454172">
                <text:p>0.374547514454172</text:p>
              </table:table-cell>
              <table:table-cell office:value-type="float" office:value="0.242286182595322">
                <text:p>0.242286182595322</text:p>
              </table:table-cell>
            </table:table-row>
            <table:table-row>
              <table:table-cell office:value-type="string">
                <text:p>Количество проектов</text:p>
                <draw:g>
                  <svg:desc>IRR.A4:IRR.A4</svg:desc>
                </draw:g>
              </table:table-cell>
              <table:table-cell office:value-type="float" office:value="-0.324578339519389">
                <text:p>-0.324578339519389</text:p>
                <draw:g>
                  <svg:desc>IRR.B4:IRR.L4</svg:desc>
                </draw:g>
              </table:table-cell>
              <table:table-cell office:value-type="float" office:value="0.00236769587458706">
                <text:p>0.00236769587458706</text:p>
              </table:table-cell>
              <table:table-cell office:value-type="float" office:value="0.300015165499973">
                <text:p>0.300015165499973</text:p>
              </table:table-cell>
              <table:table-cell office:value-type="float" office:value="0.576024564930419">
                <text:p>0.576024564930419</text:p>
              </table:table-cell>
              <table:table-cell office:value-type="float" office:value="0.835446626987779">
                <text:p>0.835446626987779</text:p>
              </table:table-cell>
              <table:table-cell office:value-type="float" office:value="1.08179508050098">
                <text:p>1.08179508050098</text:p>
              </table:table-cell>
              <table:table-cell office:value-type="float" office:value="1.3176166726073">
                <text:p>1.3176166726073</text:p>
              </table:table-cell>
              <table:table-cell office:value-type="float" office:value="1.54481785277828">
                <text:p>1.54481785277828</text:p>
              </table:table-cell>
              <table:table-cell office:value-type="float" office:value="1.76486339372976">
                <text:p>1.76486339372976</text:p>
              </table:table-cell>
              <table:table-cell office:value-type="float" office:value="1.97890303192251">
                <text:p>1.97890303192251</text:p>
              </table:table-cell>
              <table:table-cell office:value-type="float" office:value="2.18785543816406">
                <text:p>2.18785543816406</text:p>
              </table:table-cell>
            </table:table-row>
            <table:table-row>
              <table:table-cell office:value-type="string">
                <text:p>Количество пересчетов</text:p>
                <draw:g>
                  <svg:desc>IRR.A5:IRR.A5</svg:desc>
                </draw:g>
              </table:table-cell>
              <table:table-cell office:value-type="float" office:value="-0.411059055183581">
                <text:p>-0.411059055183581</text:p>
                <draw:g>
                  <svg:desc>IRR.B5:IRR.L5</svg:desc>
                </draw:g>
              </table:table-cell>
              <table:table-cell office:value-type="float" office:value="-0.059557200876914">
                <text:p>-0.059557200876914</text:p>
              </table:table-cell>
              <table:table-cell office:value-type="float" office:value="0.257452948241725">
                <text:p>0.257452948241725</text:p>
              </table:table-cell>
              <table:table-cell office:value-type="float" office:value="0.549582714357226">
                <text:p>0.549582714357226</text:p>
              </table:table-cell>
              <table:table-cell office:value-type="float" office:value="0.822972530731371">
                <text:p>0.822972530731371</text:p>
              </table:table-cell>
              <table:table-cell office:value-type="float" office:value="1.08179508050098">
                <text:p>1.08179508050098</text:p>
              </table:table-cell>
              <table:table-cell office:value-type="float" office:value="1.32902007085525">
                <text:p>1.32902007085525</text:p>
              </table:table-cell>
              <table:table-cell office:value-type="float" office:value="1.56683830115525">
                <text:p>1.56683830115525</text:p>
              </table:table-cell>
              <table:table-cell office:value-type="float" office:value="1.79691287387306">
                <text:p>1.79691287387306</text:p>
              </table:table-cell>
              <table:table-cell office:value-type="float" office:value="2.02053602997948">
                <text:p>2.02053602997948</text:p>
              </table:table-cell>
              <table:table-cell office:value-type="float" office:value="2.2387313468255">
                <text:p>2.2387313468255</text:p>
              </table:table-cell>
            </table:table-row>
            <table:table-row>
              <table:table-cell office:value-type="string">
                <text:p>Зарплата специалиста</text:p>
                <draw:g>
                  <svg:desc>IRR.A6:IRR.A6</svg:desc>
                </draw:g>
              </table:table-cell>
              <table:table-cell office:value-type="float" office:value="-0.270744675209196">
                <text:p>-0.270744675209196</text:p>
                <draw:g>
                  <svg:desc>IRR.B6:IRR.L6</svg:desc>
                </draw:g>
              </table:table-cell>
              <table:table-cell office:value-type="float" office:value="0.0475335335295905">
                <text:p>0.0475335335295905</text:p>
              </table:table-cell>
              <table:table-cell office:value-type="float" office:value="0.335413716620218">
                <text:p>0.335413716620218</text:p>
              </table:table-cell>
              <table:table-cell office:value-type="float" office:value="0.600614557769787">
                <text:p>0.600614557769787</text:p>
              </table:table-cell>
              <table:table-cell office:value-type="float" office:value="0.848227203437286">
                <text:p>0.848227203437286</text:p>
              </table:table-cell>
              <table:table-cell office:value-type="float" office:value="1.08179508050098">
                <text:p>1.08179508050098</text:p>
              </table:table-cell>
              <table:table-cell office:value-type="float" office:value="1.30388788777365">
                <text:p>1.30388788777365</text:p>
              </table:table-cell>
              <table:table-cell office:value-type="float" office:value="1.51643066756638">
                <text:p>1.51643066756638</text:p>
              </table:table-cell>
              <table:table-cell office:value-type="float" office:value="1.72090393696067">
                <text:p>1.72090393696067</text:p>
              </table:table-cell>
              <table:table-cell office:value-type="float" office:value="1.91847132042305">
                <text:p>1.91847132042305</text:p>
              </table:table-cell>
              <table:table-cell office:value-type="float" office:value="2.11006419018251">
                <text:p>2.11006419018251</text:p>
              </table:table-cell>
            </table:table-row>
            <table:table-row>
              <table:table-cell office:value-type="string">
                <text:p>Ставка дисконтирования</text:p>
                <draw:g>
                  <svg:desc>IRR.A7:IRR.A7</svg:desc>
                </draw:g>
              </table:table-cell>
              <table:table-cell office:value-type="float" office:value="1.08179508050098">
                <text:p>1.08179508050098</text:p>
                <draw:g>
                  <svg:desc>IRR.B7:IRR.L7</svg:desc>
                </draw:g>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row>
          </table:table-rows>
        </table:table>
      </chart:chart>
    </office:chart>
  </office:body>
</office:document-content>
</file>

<file path=Chart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14">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4">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4">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4">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4">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4">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321cm" svg:y="0.316cm" chart:style-name="ch2">
          <text:p>DBPB</text:p>
        </chart:title>
        <chart:legend chart:legend-position="end" svg:x="14.793cm" svg:y="3.205cm" style:legend-expansion="high" chart:style-name="ch3"/>
        <chart:plot-area chart:style-name="ch4" table:cell-range-address="DBPB.A2:DBPB.L7" chart:data-source-has-labels="both" svg:x="0.4cm" svg:y="1.275cm" svg:width="13.993cm" svg:height="7.545cm">
          <chartooo:coordinate-region svg:x="1.127cm" svg:y="1.475cm" svg:width="12.736cm" svg:height="6.698cm"/>
          <chart:axis chart:dimension="x" chart:name="primary-x" chart:style-name="ch5" chartooo:axis-type="auto">
            <chartooo:date-scale/>
            <chart:categories table:cell-range-address="DBPB.B2:DBPB.L2"/>
          </chart:axis>
          <chart:axis chart:dimension="y" chart:name="primary-y" chart:style-name="ch6">
            <chart:grid chart:style-name="ch7" chart:class="major"/>
          </chart:axis>
          <chart:series chart:style-name="ch8" chart:values-cell-range-address="DBPB.B3:DBPB.L3" chart:label-cell-address="DBPB.A3:DBPB.A3" chart:class="chart:line">
            <chart:data-point chart:repeated="11"/>
          </chart:series>
          <chart:series chart:style-name="ch9" chart:values-cell-range-address="DBPB.B4:DBPB.L4" chart:label-cell-address="DBPB.A4:DBPB.A4" chart:class="chart:line">
            <chart:data-point chart:repeated="11"/>
          </chart:series>
          <chart:series chart:style-name="ch10" chart:values-cell-range-address="DBPB.B5:DBPB.L5" chart:label-cell-address="DBPB.A5:DBPB.A5" chart:class="chart:line">
            <chart:data-point chart:repeated="11"/>
          </chart:series>
          <chart:series chart:style-name="ch11" chart:values-cell-range-address="DBPB.B6:DBPB.L6" chart:label-cell-address="DBPB.A6:DBPB.A6" chart:class="chart:line">
            <chart:data-point chart:repeated="11"/>
          </chart:series>
          <chart:series chart:style-name="ch12" chart:values-cell-range-address="DBPB.B7:DBPB.L7" chart:label-cell-address="DBPB.A7:DBPB.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50%</text:p>
                <draw:g>
                  <svg:desc>DBPB.B2:DBPB.L2</svg:desc>
                </draw:g>
              </table:table-cell>
              <table:table-cell office:value-type="string">
                <text:p>-40%</text:p>
              </table:table-cell>
              <table:table-cell office:value-type="string">
                <text:p>-30%</text:p>
              </table:table-cell>
              <table:table-cell office:value-type="string">
                <text:p>-20%</text:p>
              </table:table-cell>
              <table:table-cell office:value-type="string">
                <text:p>-10%</text:p>
              </table:table-cell>
              <table:table-cell office:value-type="string">
                <text:p>0%</text:p>
              </table:table-cell>
              <table:table-cell office:value-type="string">
                <text:p>10%</text:p>
              </table:table-cell>
              <table:table-cell office:value-type="string">
                <text:p>20%</text:p>
              </table:table-cell>
              <table:table-cell office:value-type="string">
                <text:p>30%</text:p>
              </table:table-cell>
              <table:table-cell office:value-type="string">
                <text:p>40%</text:p>
              </table:table-cell>
              <table:table-cell office:value-type="string">
                <text:p>50%</text:p>
              </table:table-cell>
            </table:table-row>
          </table:table-header-rows>
          <table:table-rows>
            <table:table-row>
              <table:table-cell office:value-type="string">
                <text:p>Стоимость разработки</text:p>
                <draw:g>
                  <svg:desc>DBPB.A3:DBPB.A3</svg:desc>
                </draw:g>
              </table:table-cell>
              <table:table-cell office:value-type="float" office:value="3.92315043673946">
                <text:p>3.92315043673946</text:p>
                <draw:g>
                  <svg:desc>DBPB.B3:DBPB.L3</svg:desc>
                </draw:g>
              </table:table-cell>
              <table:table-cell office:value-type="float" office:value="4.64164163382914">
                <text:p>4.64164163382914</text:p>
              </table:table-cell>
              <table:table-cell office:value-type="float" office:value="5.36560711859033">
                <text:p>5.36560711859033</text:p>
              </table:table-cell>
              <table:table-cell office:value-type="float" office:value="6.09522773396525">
                <text:p>6.09522773396525</text:p>
              </table:table-cell>
              <table:table-cell office:value-type="float" office:value="6.8327782603578">
                <text:p>6.8327782603578</text:p>
              </table:table-cell>
              <table:table-cell office:value-type="float" office:value="7.57745789658473">
                <text:p>7.57745789658473</text:p>
              </table:table-cell>
              <table:table-cell office:value-type="float" office:value="8.32828065211415">
                <text:p>8.32828065211415</text:p>
              </table:table-cell>
              <table:table-cell office:value-type="float" office:value="9.08543999873547">
                <text:p>9.08543999873547</text:p>
              </table:table-cell>
              <table:table-cell office:value-type="float" office:value="9.85099583720536">
                <text:p>9.85099583720536</text:p>
              </table:table-cell>
              <table:table-cell office:value-type="float" office:value="10.6242585716212">
                <text:p>10.6242585716212</text:p>
              </table:table-cell>
              <table:table-cell office:value-type="float" office:value="11.4043761562978">
                <text:p>11.4043761562978</text:p>
              </table:table-cell>
            </table:table-row>
            <table:table-row>
              <table:table-cell office:value-type="string">
                <text:p>Количество проектов</text:p>
                <draw:g>
                  <svg:desc>DBPB.A4:DBPB.A4</svg:desc>
                </draw:g>
              </table:table-cell>
              <table:table-cell office:value-type="float" office:value="NaN">
                <text:p>NaN</text:p>
                <draw:g>
                  <svg:desc>DBPB.B4:DBPB.L4</svg:desc>
                </draw:g>
              </table:table-cell>
              <table:table-cell office:value-type="float" office:value="NaN">
                <text:p>NaN</text:p>
              </table:table-cell>
              <table:table-cell office:value-type="float" office:value="11.0548754557041">
                <text:p>11.0548754557041</text:p>
              </table:table-cell>
              <table:table-cell office:value-type="float" office:value="9.58832699552976">
                <text:p>9.58832699552976</text:p>
              </table:table-cell>
              <table:table-cell office:value-type="float" office:value="8.46501504429054">
                <text:p>8.46501504429054</text:p>
              </table:table-cell>
              <table:table-cell office:value-type="float" office:value="7.57745789658473">
                <text:p>7.57745789658473</text:p>
              </table:table-cell>
              <table:table-cell office:value-type="float" office:value="6.85775002211757">
                <text:p>6.85775002211757</text:p>
              </table:table-cell>
              <table:table-cell office:value-type="float" office:value="6.26393438492357">
                <text:p>6.26393438492357</text:p>
              </table:table-cell>
              <table:table-cell office:value-type="float" office:value="5.76441975269686">
                <text:p>5.76441975269686</text:p>
              </table:table-cell>
              <table:table-cell office:value-type="float" office:value="5.33905731009962">
                <text:p>5.33905731009962</text:p>
              </table:table-cell>
              <table:table-cell office:value-type="float" office:value="4.97077517022091">
                <text:p>4.97077517022091</text:p>
              </table:table-cell>
            </table:table-row>
            <table:table-row>
              <table:table-cell office:value-type="string">
                <text:p>Количество пересчетов</text:p>
                <draw:g>
                  <svg:desc>DBPB.A5:DBPB.A5</svg:desc>
                </draw:g>
              </table:table-cell>
              <table:table-cell office:value-type="float" office:value="NaN">
                <text:p>NaN</text:p>
                <draw:g>
                  <svg:desc>DBPB.B5:DBPB.L5</svg:desc>
                </draw:g>
              </table:table-cell>
              <table:table-cell office:value-type="float" office:value="NaN">
                <text:p>NaN</text:p>
              </table:table-cell>
              <table:table-cell office:value-type="float" office:value="11.3123819089477">
                <text:p>11.3123819089477</text:p>
              </table:table-cell>
              <table:table-cell office:value-type="float" office:value="9.71539308574452">
                <text:p>9.71539308574452</text:p>
              </table:table-cell>
              <table:table-cell office:value-type="float" office:value="8.51425248495222">
                <text:p>8.51425248495222</text:p>
              </table:table-cell>
              <table:table-cell office:value-type="float" office:value="7.57745789658473">
                <text:p>7.57745789658473</text:p>
              </table:table-cell>
              <table:table-cell office:value-type="float" office:value="6.82591741681464">
                <text:p>6.82591741681464</text:p>
              </table:table-cell>
              <table:table-cell office:value-type="float" office:value="6.21063633589165">
                <text:p>6.21063633589165</text:p>
              </table:table-cell>
              <table:table-cell office:value-type="float" office:value="5.69735064675898">
                <text:p>5.69735064675898</text:p>
              </table:table-cell>
              <table:table-cell office:value-type="float" office:value="5.26215686335657">
                <text:p>5.26215686335657</text:p>
              </table:table-cell>
              <table:table-cell office:value-type="float" office:value="4.88826415018073">
                <text:p>4.88826415018073</text:p>
              </table:table-cell>
            </table:table-row>
            <table:table-row>
              <table:table-cell office:value-type="string">
                <text:p>Зарплата специалиста</text:p>
                <draw:g>
                  <svg:desc>DBPB.A6:DBPB.A6</svg:desc>
                </draw:g>
              </table:table-cell>
              <table:table-cell office:value-type="float" office:value="NaN">
                <text:p>NaN</text:p>
                <draw:g>
                  <svg:desc>DBPB.B6:DBPB.L6</svg:desc>
                </draw:g>
              </table:table-cell>
              <table:table-cell office:value-type="float" office:value="NaN">
                <text:p>NaN</text:p>
              </table:table-cell>
              <table:table-cell office:value-type="float" office:value="10.8457229391785">
                <text:p>10.8457229391785</text:p>
              </table:table-cell>
              <table:table-cell office:value-type="float" office:value="9.46821791797041">
                <text:p>9.46821791797041</text:p>
              </table:table-cell>
              <table:table-cell office:value-type="float" office:value="8.41229226676106">
                <text:p>8.41229226676106</text:p>
              </table:table-cell>
              <table:table-cell office:value-type="float" office:value="7.57745789658473">
                <text:p>7.57745789658473</text:p>
              </table:table-cell>
              <table:table-cell office:value-type="float" office:value="6.89982830821167">
                <text:p>6.89982830821167</text:p>
              </table:table-cell>
              <table:table-cell office:value-type="float" office:value="6.34107790942944">
                <text:p>6.34107790942944</text:p>
              </table:table-cell>
              <table:table-cell office:value-type="float" office:value="5.86991517082455">
                <text:p>5.86991517082455</text:p>
              </table:table-cell>
              <table:table-cell office:value-type="float" office:value="5.46967068492437">
                <text:p>5.46967068492437</text:p>
              </table:table-cell>
              <table:table-cell office:value-type="float" office:value="5.12279213047755">
                <text:p>5.12279213047755</text:p>
              </table:table-cell>
            </table:table-row>
            <table:table-row>
              <table:table-cell office:value-type="string">
                <text:p>Ставка дисконтирования</text:p>
                <draw:g>
                  <svg:desc>DBPB.A7:DBPB.A7</svg:desc>
                </draw:g>
              </table:table-cell>
              <table:table-cell office:value-type="float" office:value="7.37835680554965">
                <text:p>7.37835680554965</text:p>
                <draw:g>
                  <svg:desc>DBPB.B7:DBPB.L7</svg:desc>
                </draw:g>
              </table:table-cell>
              <table:table-cell office:value-type="float" office:value="7.41723303053977">
                <text:p>7.41723303053977</text:p>
              </table:table-cell>
              <table:table-cell office:value-type="float" office:value="7.45657727855178">
                <text:p>7.45657727855178</text:p>
              </table:table-cell>
              <table:table-cell office:value-type="float" office:value="7.4963935100257">
                <text:p>7.4963935100257</text:p>
              </table:table-cell>
              <table:table-cell office:value-type="float" office:value="7.53668571166751">
                <text:p>7.53668571166751</text:p>
              </table:table-cell>
              <table:table-cell office:value-type="float" office:value="7.57745789658473">
                <text:p>7.57745789658473</text:p>
              </table:table-cell>
              <table:table-cell office:value-type="float" office:value="7.61871410442246">
                <text:p>7.61871410442246</text:p>
              </table:table-cell>
              <table:table-cell office:value-type="float" office:value="7.66045840149995">
                <text:p>7.66045840149995</text:p>
              </table:table-cell>
              <table:table-cell office:value-type="float" office:value="7.70269488094772">
                <text:p>7.70269488094772</text:p>
              </table:table-cell>
              <table:table-cell office:value-type="float" office:value="7.74542766284512">
                <text:p>7.74542766284512</text:p>
              </table:table-cell>
              <table:table-cell office:value-type="float" office:value="7.78866089435855">
                <text:p>7.78866089435855</text:p>
              </table:table-cell>
            </table:table-row>
          </table:table-rows>
        </table:table>
      </chart:chart>
    </office:chart>
  </office:body>
</office:document-content>
</file>

<file path=Chart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